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 style:family="paragraph" style:parent-style-name="Standard">
      <style:paragraph-properties fo:margin-left="0cm" fo:margin-right="0cm" fo:text-align="start" style:justify-single-word="false" fo:text-indent="0cm" style:auto-text-indent="false"/>
      <style:text-properties officeooo:paragraph-rsid="00e2a6f3"/>
    </style:style>
    <style:style style:name="P24" style:family="paragraph" style:parent-style-name="Standard">
      <style:paragraph-properties fo:margin-left="0cm" fo:margin-right="0cm" fo:text-align="start" style:justify-single-word="false" fo:text-indent="0cm" style:auto-text-indent="false"/>
      <style:text-properties officeooo:paragraph-rsid="010f69c3"/>
    </style:style>
    <style:style style:name="P25" style:family="paragraph" style:parent-style-name="Standard">
      <style:paragraph-properties fo:margin-left="0cm" fo:margin-right="0cm" fo:text-align="start" style:justify-single-word="false" fo:text-indent="0cm" style:auto-text-indent="false"/>
      <style:text-properties officeooo:paragraph-rsid="0114d412"/>
    </style:style>
    <style:style style:name="P26" style:family="paragraph" style:parent-style-name="Standard">
      <style:paragraph-properties fo:margin-left="0cm" fo:margin-right="0cm" fo:text-indent="0cm" style:auto-text-indent="false"/>
      <style:text-properties officeooo:paragraph-rsid="00e2a6f3"/>
    </style:style>
    <style:style style:name="P27"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8" style:family="paragraph" style:parent-style-name="Title">
      <style:paragraph-properties fo:text-align="start" style:justify-single-word="false"/>
      <style:text-properties fo:language="it" fo:country="IT"/>
    </style:style>
    <style:style style:name="P29" style:family="paragraph" style:parent-style-name="Title">
      <style:paragraph-properties fo:text-align="end" style:justify-single-word="false"/>
      <style:text-properties fo:language="it" fo:country="IT"/>
    </style:style>
    <style:style style:name="P30" style:family="paragraph" style:parent-style-name="Title">
      <style:text-properties fo:font-size="20pt" fo:language="it" fo:country="IT" fo:font-weight="normal" style:font-size-asian="20pt" style:font-weight-asian="normal"/>
    </style:style>
    <style:style style:name="P3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2" style:family="paragraph" style:parent-style-name="Heading_20_3">
      <style:text-properties fo:language="it" fo:country="IT"/>
    </style:style>
    <style:style style:name="P33" style:family="paragraph" style:parent-style-name="Heading_20_3">
      <style:text-properties fo:font-size="12pt" fo:language="it" fo:country="IT" officeooo:paragraph-rsid="003ab044" style:font-size-asian="12pt"/>
    </style:style>
    <style:style style:name="P34" style:family="paragraph" style:parent-style-name="Standard">
      <style:text-properties fo:font-size="12pt" fo:language="it" fo:country="IT" style:font-size-asian="12pt"/>
    </style:style>
    <style:style style:name="P35" style:family="paragraph" style:parent-style-name="Standard">
      <style:text-properties fo:font-size="12pt" fo:language="it" fo:country="IT" officeooo:rsid="001ace84" officeooo:paragraph-rsid="001ace84" style:font-size-asian="12pt"/>
    </style:style>
    <style:style style:name="P36" style:family="paragraph" style:parent-style-name="Standard">
      <style:paragraph-properties fo:text-align="justify" style:justify-single-word="false"/>
      <style:text-properties fo:font-size="12pt" fo:language="it" fo:country="IT" style:font-size-asian="12pt"/>
    </style:style>
    <style:style style:name="P37" style:family="paragraph" style:parent-style-name="Standard">
      <style:paragraph-properties fo:text-align="justify" style:justify-single-word="false"/>
      <style:text-properties fo:font-size="12pt" fo:language="it" fo:country="IT" officeooo:paragraph-rsid="0025c206" style:font-size-asian="12pt"/>
    </style:style>
    <style:style style:name="P38" style:family="paragraph" style:parent-style-name="Standard">
      <style:paragraph-properties fo:text-align="justify" style:justify-single-word="false"/>
      <style:text-properties fo:font-size="12pt" fo:language="it" fo:country="IT" officeooo:paragraph-rsid="003044c4" style:font-size-asian="12pt"/>
    </style:style>
    <style:style style:name="P39" style:family="paragraph" style:parent-style-name="Standard">
      <style:paragraph-properties fo:line-height="100%"/>
      <style:text-properties fo:font-size="12pt" fo:language="it" fo:country="IT" officeooo:rsid="001fca19" officeooo:paragraph-rsid="001fca19" style:font-size-asian="12pt"/>
    </style:style>
    <style:style style:name="P40" style:family="paragraph" style:parent-style-name="Standard">
      <style:paragraph-properties fo:line-height="100%"/>
      <style:text-properties fo:font-size="12pt" fo:language="it" fo:country="IT" officeooo:rsid="0020f9e9" officeooo:paragraph-rsid="0020f9e9" style:font-size-asian="12pt"/>
    </style:style>
    <style:style style:name="P41" style:family="paragraph" style:parent-style-name="Standard">
      <style:paragraph-properties fo:line-height="100%"/>
      <style:text-properties fo:font-size="12pt" fo:language="it" fo:country="IT" officeooo:rsid="00284ec3" officeooo:paragraph-rsid="00284ec3" style:font-size-asian="12pt"/>
    </style:style>
    <style:style style:name="P42" style:family="paragraph" style:parent-style-name="Standard">
      <style:paragraph-properties fo:line-height="100%"/>
      <style:text-properties fo:font-size="12pt" fo:language="it" fo:country="IT" officeooo:rsid="00284ec3" officeooo:paragraph-rsid="005049e4" style:font-size-asian="12pt"/>
    </style:style>
    <style:style style:name="P43" style:family="paragraph" style:parent-style-name="Standard">
      <style:paragraph-properties fo:line-height="100%"/>
      <style:text-properties fo:font-size="12pt" fo:language="it" fo:country="IT" officeooo:rsid="0029cf38" officeooo:paragraph-rsid="0029cf38" style:font-size-asian="12pt"/>
    </style:style>
    <style:style style:name="P44" style:family="paragraph" style:parent-style-name="Standard">
      <style:paragraph-properties fo:line-height="100%"/>
      <style:text-properties fo:font-size="12pt" fo:language="it" fo:country="IT" style:font-size-asian="12pt"/>
    </style:style>
    <style:style style:name="P45" style:family="paragraph" style:parent-style-name="Standard">
      <style:paragraph-properties fo:line-height="100%"/>
      <style:text-properties fo:font-size="12pt" fo:language="it" fo:country="IT" officeooo:paragraph-rsid="00319836" style:font-size-asian="12pt"/>
    </style:style>
    <style:style style:name="P46" style:family="paragraph" style:parent-style-name="Standard">
      <style:paragraph-properties fo:line-height="100%" fo:text-align="justify" style:justify-single-word="false"/>
      <style:text-properties fo:font-size="12pt" fo:language="it" fo:country="IT" style:font-size-asian="12pt"/>
    </style:style>
    <style:style style:name="P47" style:family="paragraph" style:parent-style-name="Standard">
      <style:paragraph-properties fo:line-height="100%"/>
      <style:text-properties fo:font-size="12pt" fo:language="it" fo:country="IT" officeooo:rsid="002b5a04" officeooo:paragraph-rsid="002b5a04" style:font-size-asian="12pt"/>
    </style:style>
    <style:style style:name="P48" style:family="paragraph" style:parent-style-name="Standard">
      <style:paragraph-properties fo:line-height="100%"/>
      <style:text-properties fo:font-size="12pt" fo:language="it" fo:country="IT" officeooo:rsid="002b5a04" officeooo:paragraph-rsid="0029cf38" style:font-size-asian="12pt"/>
    </style:style>
    <style:style style:name="P49" style:family="paragraph" style:parent-style-name="Standard">
      <style:paragraph-properties fo:line-height="100%"/>
      <style:text-properties fo:font-size="12pt" fo:language="it" fo:country="IT" officeooo:rsid="002b5a04" officeooo:paragraph-rsid="005049e4" style:font-size-asian="12pt"/>
    </style:style>
    <style:style style:name="P50" style:family="paragraph" style:parent-style-name="Standard">
      <style:paragraph-properties fo:line-height="100%"/>
      <style:text-properties fo:font-size="12pt" fo:language="it" fo:country="IT" officeooo:rsid="002d3384" officeooo:paragraph-rsid="002d3384" style:font-size-asian="12pt"/>
    </style:style>
    <style:style style:name="P51" style:family="paragraph" style:parent-style-name="Standard">
      <style:paragraph-properties fo:line-height="100%"/>
      <style:text-properties fo:font-size="12pt" fo:language="it" fo:country="IT" officeooo:rsid="002d40b5" officeooo:paragraph-rsid="002d40b5" style:font-size-asian="12pt"/>
    </style:style>
    <style:style style:name="P52" style:family="paragraph" style:parent-style-name="Standard">
      <style:paragraph-properties fo:line-height="100%"/>
      <style:text-properties fo:font-size="12pt" fo:language="it" fo:country="IT" officeooo:rsid="002d40b5" officeooo:paragraph-rsid="00536322" style:font-size-asian="12pt"/>
    </style:style>
    <style:style style:name="P53" style:family="paragraph" style:parent-style-name="Standard">
      <style:paragraph-properties fo:line-height="100%"/>
      <style:text-properties fo:font-size="12pt" fo:language="it" fo:country="IT" officeooo:rsid="002d963e" officeooo:paragraph-rsid="002d963e" style:font-size-asian="12pt"/>
    </style:style>
    <style:style style:name="P54" style:family="paragraph" style:parent-style-name="Standard">
      <style:paragraph-properties fo:line-height="100%"/>
      <style:text-properties fo:font-size="12pt" fo:language="it" fo:country="IT" officeooo:rsid="002f39e2" officeooo:paragraph-rsid="002f39e2" style:font-size-asian="12pt"/>
    </style:style>
    <style:style style:name="P55" style:family="paragraph" style:parent-style-name="Standard">
      <style:paragraph-properties fo:line-height="100%"/>
      <style:text-properties fo:font-size="12pt" fo:language="it" fo:country="IT" officeooo:rsid="002f39e2" officeooo:paragraph-rsid="005049e4" style:font-size-asian="12pt"/>
    </style:style>
    <style:style style:name="P56" style:family="paragraph" style:parent-style-name="Standard">
      <style:paragraph-properties fo:line-height="100%"/>
      <style:text-properties fo:font-size="12pt" fo:language="it" fo:country="IT" officeooo:rsid="002fdc84" officeooo:paragraph-rsid="002fdc84" style:font-size-asian="12pt"/>
    </style:style>
    <style:style style:name="P57" style:family="paragraph" style:parent-style-name="Standard">
      <style:paragraph-properties fo:line-height="100%"/>
      <style:text-properties fo:font-size="12pt" fo:language="it" fo:country="IT" officeooo:rsid="00308d21" officeooo:paragraph-rsid="00308d21" style:font-size-asian="12pt"/>
    </style:style>
    <style:style style:name="P58" style:family="paragraph" style:parent-style-name="Standard">
      <style:paragraph-properties fo:line-height="100%"/>
      <style:text-properties fo:font-size="12pt" fo:language="it" fo:country="IT" officeooo:rsid="00313df2" officeooo:paragraph-rsid="00313df2" style:font-size-asian="12pt"/>
    </style:style>
    <style:style style:name="P59" style:family="paragraph" style:parent-style-name="Standard">
      <style:paragraph-properties fo:line-height="100%"/>
      <style:text-properties fo:font-size="12pt" fo:language="it" fo:country="IT" officeooo:rsid="00319836" officeooo:paragraph-rsid="00319836" style:font-size-asian="12pt"/>
    </style:style>
    <style:style style:name="P60" style:family="paragraph" style:parent-style-name="Standard">
      <style:text-properties fo:font-size="12pt" fo:language="it" fo:country="IT" officeooo:paragraph-rsid="00319836" style:font-size-asian="12pt"/>
    </style:style>
    <style:style style:name="P61" style:family="paragraph" style:parent-style-name="Standard">
      <style:paragraph-properties fo:line-height="100%"/>
      <style:text-properties fo:font-size="12pt" fo:language="it" fo:country="IT" officeooo:rsid="00343c56" officeooo:paragraph-rsid="00343c56" style:font-size-asian="12pt"/>
    </style:style>
    <style:style style:name="P62" style:family="paragraph" style:parent-style-name="Standard">
      <style:paragraph-properties fo:line-height="100%"/>
      <style:text-properties fo:font-size="12pt" fo:language="it" fo:country="IT" officeooo:rsid="00383d7a" officeooo:paragraph-rsid="00383d7a" style:font-size-asian="12pt"/>
    </style:style>
    <style:style style:name="P63" style:family="paragraph" style:parent-style-name="Standard">
      <style:paragraph-properties fo:line-height="100%"/>
      <style:text-properties fo:font-size="12pt" fo:language="it" fo:country="IT" officeooo:rsid="003aa809" officeooo:paragraph-rsid="003aa809" style:font-size-asian="12pt"/>
    </style:style>
    <style:style style:name="P64" style:family="paragraph" style:parent-style-name="Standard">
      <style:text-properties fo:font-size="12pt" fo:language="it" fo:country="IT" officeooo:paragraph-rsid="003ab044" style:font-size-asian="12pt"/>
    </style:style>
    <style:style style:name="P65" style:family="paragraph" style:parent-style-name="Standard">
      <style:text-properties fo:font-size="12pt" fo:language="it" fo:country="IT" officeooo:rsid="004c8ae2" officeooo:paragraph-rsid="004c8ae2" style:font-size-asian="12pt"/>
    </style:style>
    <style:style style:name="P66" style:family="paragraph" style:parent-style-name="Standard">
      <style:paragraph-properties fo:line-height="100%"/>
      <style:text-properties fo:font-size="12pt" fo:language="it" fo:country="IT" officeooo:rsid="005049e4" officeooo:paragraph-rsid="005049e4" style:font-size-asian="12pt"/>
    </style:style>
    <style:style style:name="P67" style:family="paragraph" style:parent-style-name="Standard">
      <style:paragraph-properties fo:line-height="100%"/>
      <style:text-properties fo:font-size="12pt" fo:language="it" fo:country="IT" officeooo:rsid="00536322" officeooo:paragraph-rsid="00536322" style:font-size-asian="12pt"/>
    </style:style>
    <style:style style:name="P68" style:family="paragraph" style:parent-style-name="Standard">
      <style:paragraph-properties fo:line-height="100%"/>
      <style:text-properties fo:font-size="12pt" fo:language="it" fo:country="IT" officeooo:rsid="0056965e" officeooo:paragraph-rsid="0056965e" style:font-size-asian="12pt"/>
    </style:style>
    <style:style style:name="P69" style:family="paragraph" style:parent-style-name="Standard">
      <style:paragraph-properties fo:line-height="100%"/>
      <style:text-properties fo:font-size="12pt" fo:language="it" fo:country="IT" officeooo:rsid="00575018" officeooo:paragraph-rsid="00575018" style:font-size-asian="12pt"/>
    </style:style>
    <style:style style:name="P70" style:family="paragraph" style:parent-style-name="Standard">
      <style:text-properties fo:font-size="12pt" fo:language="it" fo:country="IT" officeooo:rsid="00599f94" officeooo:paragraph-rsid="00599f94" style:font-size-asian="12pt"/>
    </style:style>
    <style:style style:name="P71" style:family="paragraph" style:parent-style-name="Standard">
      <style:paragraph-properties fo:line-height="100%"/>
      <style:text-properties fo:font-size="12pt" fo:language="it" fo:country="IT" officeooo:rsid="005e1f8c" officeooo:paragraph-rsid="005e1f8c" style:font-size-asian="12pt"/>
    </style:style>
    <style:style style:name="P72" style:family="paragraph" style:parent-style-name="Standard">
      <style:paragraph-properties fo:line-height="100%"/>
      <style:text-properties fo:font-size="12pt" fo:language="it" fo:country="IT" officeooo:rsid="005ed7f0" officeooo:paragraph-rsid="005ed7f0" style:font-size-asian="12pt"/>
    </style:style>
    <style:style style:name="P73" style:family="paragraph" style:parent-style-name="Standard">
      <style:paragraph-properties fo:line-height="100%"/>
      <style:text-properties fo:font-size="12pt" fo:language="it" fo:country="IT" officeooo:rsid="00609358" officeooo:paragraph-rsid="00609358" style:font-size-asian="12pt"/>
    </style:style>
    <style:style style:name="P74" style:family="paragraph" style:parent-style-name="Standard">
      <style:paragraph-properties fo:line-height="100%"/>
      <style:text-properties fo:font-size="12pt" fo:language="it" fo:country="IT" officeooo:rsid="0060cc4c" officeooo:paragraph-rsid="0060cc4c" style:font-size-asian="12pt"/>
    </style:style>
    <style:style style:name="P75" style:family="paragraph" style:parent-style-name="Standard">
      <style:paragraph-properties fo:line-height="100%"/>
      <style:text-properties fo:font-size="12pt" fo:language="it" fo:country="IT" officeooo:rsid="0061ac5d" officeooo:paragraph-rsid="0061ac5d" style:font-size-asian="12pt"/>
    </style:style>
    <style:style style:name="P76" style:family="paragraph" style:parent-style-name="Standard">
      <style:paragraph-properties fo:line-height="100%"/>
      <style:text-properties fo:font-size="12pt" fo:language="it" fo:country="IT" officeooo:rsid="00700954" officeooo:paragraph-rsid="00700954" style:font-size-asian="12pt"/>
    </style:style>
    <style:style style:name="P77" style:family="paragraph" style:parent-style-name="Standard">
      <style:paragraph-properties fo:line-height="100%"/>
      <style:text-properties fo:font-size="12pt" fo:language="it" fo:country="IT" officeooo:rsid="0075e958" officeooo:paragraph-rsid="0075e958" style:font-size-asian="12pt"/>
    </style:style>
    <style:style style:name="P78" style:family="paragraph" style:parent-style-name="Standard">
      <style:paragraph-properties fo:line-height="100%"/>
      <style:text-properties fo:font-size="12pt" fo:language="it" fo:country="IT" officeooo:rsid="0078b12b" officeooo:paragraph-rsid="0078b12b" style:font-size-asian="12pt"/>
    </style:style>
    <style:style style:name="P79" style:family="paragraph" style:parent-style-name="Standard">
      <style:paragraph-properties fo:line-height="100%"/>
      <style:text-properties fo:font-size="12pt" fo:language="it" fo:country="IT" officeooo:rsid="0078be7a" officeooo:paragraph-rsid="0078be7a" style:font-size-asian="12pt"/>
    </style:style>
    <style:style style:name="P80" style:family="paragraph" style:parent-style-name="Standard">
      <style:paragraph-properties fo:line-height="100%"/>
      <style:text-properties fo:font-size="12pt" fo:language="it" fo:country="IT" officeooo:rsid="007e2d93" officeooo:paragraph-rsid="007e2d93" style:font-size-asian="12pt"/>
    </style:style>
    <style:style style:name="P81" style:family="paragraph" style:parent-style-name="Standard">
      <style:paragraph-properties fo:line-height="100%"/>
      <style:text-properties fo:font-size="12pt" fo:language="it" fo:country="IT" officeooo:rsid="007fbcce" officeooo:paragraph-rsid="007fbcce" style:font-size-asian="12pt"/>
    </style:style>
    <style:style style:name="P82" style:family="paragraph" style:parent-style-name="Standard">
      <style:paragraph-properties fo:line-height="100%"/>
      <style:text-properties fo:font-size="12pt" fo:language="it" fo:country="IT" officeooo:rsid="0082c1cd" officeooo:paragraph-rsid="0082c1cd" style:font-size-asian="12pt"/>
    </style:style>
    <style:style style:name="P83" style:family="paragraph" style:parent-style-name="Standard">
      <style:paragraph-properties fo:line-height="100%"/>
      <style:text-properties fo:font-size="12pt" fo:language="it" fo:country="IT" officeooo:rsid="00836fb1" officeooo:paragraph-rsid="00836fb1" style:font-size-asian="12pt"/>
    </style:style>
    <style:style style:name="P84" style:family="paragraph" style:parent-style-name="Standard">
      <style:paragraph-properties fo:line-height="100%"/>
      <style:text-properties fo:font-size="12pt" fo:language="it" fo:country="IT" officeooo:rsid="008b28c5" officeooo:paragraph-rsid="008b28c5" style:font-size-asian="12pt"/>
    </style:style>
    <style:style style:name="P85" style:family="paragraph" style:parent-style-name="Standard">
      <style:paragraph-properties fo:line-height="100%"/>
      <style:text-properties fo:font-size="12pt" fo:language="it" fo:country="IT" officeooo:rsid="009036b1" officeooo:paragraph-rsid="009036b1" style:font-size-asian="12pt"/>
    </style:style>
    <style:style style:name="P86" style:family="paragraph" style:parent-style-name="Standard">
      <style:paragraph-properties fo:line-height="100%"/>
      <style:text-properties fo:font-size="12pt" fo:language="it" fo:country="IT" officeooo:rsid="00922671" officeooo:paragraph-rsid="00922671" style:font-size-asian="12pt"/>
    </style:style>
    <style:style style:name="P87" style:family="paragraph" style:parent-style-name="Standard">
      <style:text-properties fo:font-size="12pt" fo:language="it" fo:country="IT" officeooo:rsid="00c09823" officeooo:paragraph-rsid="00c09823" style:font-size-asian="12pt"/>
    </style:style>
    <style:style style:name="P88" style:family="paragraph" style:parent-style-name="Standard">
      <style:text-properties fo:font-size="12pt" fo:language="it" fo:country="IT" officeooo:rsid="00c415f9" officeooo:paragraph-rsid="00c415f9" style:font-size-asian="12pt"/>
    </style:style>
    <style:style style:name="P89" style:family="paragraph" style:parent-style-name="Standard">
      <style:text-properties fo:font-size="12pt" fo:language="it" fo:country="IT" officeooo:rsid="00c415f9" officeooo:paragraph-rsid="00d273a3" style:font-size-asian="12pt"/>
    </style:style>
    <style:style style:name="P90" style:family="paragraph" style:parent-style-name="Standard">
      <style:text-properties fo:font-size="12pt" fo:language="it" fo:country="IT" officeooo:rsid="00c800d6" officeooo:paragraph-rsid="00c800d6" style:font-size-asian="12pt"/>
    </style:style>
    <style:style style:name="P91" style:family="paragraph" style:parent-style-name="Standard">
      <style:text-properties fo:font-size="12pt" fo:language="it" fo:country="IT" officeooo:rsid="00c9443d" officeooo:paragraph-rsid="00c9443d" style:font-size-asian="12pt"/>
    </style:style>
    <style:style style:name="P92" style:family="paragraph" style:parent-style-name="Standard">
      <style:text-properties fo:font-size="12pt" fo:language="it" fo:country="IT" officeooo:rsid="00cd9717" officeooo:paragraph-rsid="00cd9717" style:font-size-asian="12pt"/>
    </style:style>
    <style:style style:name="P93" style:family="paragraph" style:parent-style-name="Standard">
      <style:text-properties fo:font-size="12pt" fo:language="it" fo:country="IT" officeooo:rsid="00cf0142" officeooo:paragraph-rsid="00cf0142" style:font-size-asian="12pt"/>
    </style:style>
    <style:style style:name="P94" style:family="paragraph" style:parent-style-name="Standard">
      <style:text-properties fo:font-size="12pt" fo:language="it" fo:country="IT" officeooo:rsid="00d5d1cc" officeooo:paragraph-rsid="00d5d1cc" style:font-size-asian="12pt"/>
    </style:style>
    <style:style style:name="P95" style:family="paragraph" style:parent-style-name="Standard">
      <style:text-properties fo:font-size="12pt" fo:language="it" fo:country="IT" officeooo:rsid="00d8e9c3" officeooo:paragraph-rsid="00d8e9c3" style:font-size-asian="12pt"/>
    </style:style>
    <style:style style:name="P96" style:family="paragraph" style:parent-style-name="Standard">
      <style:paragraph-properties fo:line-height="100%"/>
      <style:text-properties fo:font-size="12pt" fo:language="it" fo:country="IT" officeooo:rsid="0120c3de" officeooo:paragraph-rsid="0120c3de" style:font-size-asian="12pt"/>
    </style:style>
    <style:style style:name="P97" style:family="paragraph" style:parent-style-name="Standard">
      <style:text-properties fo:font-size="12pt" fo:language="it" fo:country="IT" officeooo:rsid="00f9b065" officeooo:paragraph-rsid="00f9b065" style:font-size-asian="12pt"/>
    </style:style>
    <style:style style:name="P98" style:family="paragraph" style:parent-style-name="Standard">
      <style:text-properties fo:font-size="12pt" fo:language="it" fo:country="IT" officeooo:rsid="014b8a06" officeooo:paragraph-rsid="014b8a06" style:font-size-asian="12pt"/>
    </style:style>
    <style:style style:name="P99" style:family="paragraph" style:parent-style-name="Standard">
      <style:text-properties fo:font-size="12pt" fo:language="it" fo:country="IT" officeooo:paragraph-rsid="014b8a06" style:font-size-asian="12pt"/>
    </style:style>
    <style:style style:name="P100" style:family="paragraph" style:parent-style-name="Standard">
      <style:paragraph-properties fo:line-height="100%"/>
      <style:text-properties fo:font-size="12pt" fo:language="it" fo:country="IT" fo:font-weight="bold" style:font-size-asian="12pt" style:font-weight-asian="bold"/>
    </style:style>
    <style:style style:name="P10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3" style:family="paragraph" style:parent-style-name="Standard">
      <style:text-properties fo:language="it" fo:country="IT"/>
    </style:style>
    <style:style style:name="P104" style:family="paragraph" style:parent-style-name="Standard">
      <style:paragraph-properties fo:text-align="justify" style:justify-single-word="false"/>
      <style:text-properties fo:language="it" fo:country="IT" officeooo:paragraph-rsid="0025c206"/>
    </style:style>
    <style:style style:name="P105" style:family="paragraph" style:parent-style-name="Standard">
      <style:paragraph-properties fo:line-height="100%"/>
      <style:text-properties fo:language="it" fo:country="IT"/>
    </style:style>
    <style:style style:name="P106" style:family="paragraph" style:parent-style-name="Standard">
      <style:paragraph-properties fo:line-height="100%" fo:text-align="center" style:justify-single-word="false"/>
      <style:text-properties fo:language="it" fo:country="IT"/>
    </style:style>
    <style:style style:name="P107" style:family="paragraph" style:parent-style-name="Standard">
      <style:text-properties fo:font-size="16pt" fo:language="it" fo:country="IT" fo:font-weight="bold" style:font-size-asian="16pt" style:font-weight-asian="bold"/>
    </style:style>
    <style:style style:name="P10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7"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8"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9" style:family="paragraph" style:parent-style-name="Standard">
      <style:paragraph-properties fo:line-height="100%"/>
      <style:text-properties fo:color="#1a1a1a" fo:font-size="12pt" fo:language="it" fo:country="IT" fo:font-weight="bold"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4"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5"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6"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7"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9"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30"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31" style:family="paragraph" style:parent-style-name="Standard">
      <style:text-properties fo:color="#1a1a1a" fo:font-size="12pt" fo:language="it" fo:country="IT" style:font-size-asian="12pt"/>
    </style:style>
    <style:style style:name="P132" style:family="paragraph" style:parent-style-name="Standard">
      <style:paragraph-properties fo:line-height="100%"/>
      <style:text-properties fo:color="#1a1a1a" fo:font-size="12pt" fo:language="it" fo:country="IT" officeooo:rsid="01038c61" officeooo:paragraph-rsid="01038c61" style:font-size-asian="12pt"/>
    </style:style>
    <style:style style:name="P133" style:family="paragraph" style:parent-style-name="Standard">
      <style:paragraph-properties fo:line-height="100%"/>
      <style:text-properties fo:color="#1a1a1a" fo:font-size="12pt" fo:language="it" fo:country="IT" officeooo:rsid="0105986d" officeooo:paragraph-rsid="0105986d" style:font-size-asian="12pt"/>
    </style:style>
    <style:style style:name="P134" style:family="paragraph" style:parent-style-name="Standard">
      <style:paragraph-properties fo:line-height="100%"/>
      <style:text-properties fo:color="#1a1a1a" fo:font-size="12pt" fo:language="it" fo:country="IT" officeooo:rsid="0105986d" officeooo:paragraph-rsid="01093627" style:font-size-asian="12pt"/>
    </style:style>
    <style:style style:name="P135" style:family="paragraph" style:parent-style-name="Standard">
      <style:paragraph-properties fo:line-height="100%"/>
      <style:text-properties fo:color="#1a1a1a" fo:font-size="12pt" fo:language="it" fo:country="IT" officeooo:rsid="0105986d" officeooo:paragraph-rsid="012c998d" style:font-size-asian="12pt"/>
    </style:style>
    <style:style style:name="P136" style:family="paragraph" style:parent-style-name="Standard">
      <style:paragraph-properties fo:line-height="100%"/>
      <style:text-properties fo:color="#1a1a1a" fo:font-size="12pt" fo:language="it" fo:country="IT" officeooo:rsid="01076be7" officeooo:paragraph-rsid="01076be7" style:font-size-asian="12pt"/>
    </style:style>
    <style:style style:name="P137" style:family="paragraph" style:parent-style-name="Standard">
      <style:paragraph-properties fo:line-height="100%"/>
      <style:text-properties fo:color="#1a1a1a" fo:font-size="12pt" fo:language="it" fo:country="IT" officeooo:rsid="01093627" officeooo:paragraph-rsid="01093627" style:font-size-asian="12pt"/>
    </style:style>
    <style:style style:name="P138" style:family="paragraph" style:parent-style-name="Standard">
      <style:paragraph-properties fo:line-height="100%"/>
      <style:text-properties fo:color="#1a1a1a" fo:font-size="12pt" fo:language="it" fo:country="IT" officeooo:rsid="010afe71" officeooo:paragraph-rsid="010afe71" style:font-size-asian="12pt"/>
    </style:style>
    <style:style style:name="P139" style:family="paragraph" style:parent-style-name="Standard">
      <style:paragraph-properties fo:line-height="100%"/>
      <style:text-properties fo:color="#1a1a1a" fo:font-size="12pt" fo:language="it" fo:country="IT" officeooo:rsid="010c2c3b" officeooo:paragraph-rsid="010c2c3b" style:font-size-asian="12pt"/>
    </style:style>
    <style:style style:name="P140" style:family="paragraph" style:parent-style-name="Standard">
      <style:paragraph-properties fo:line-height="100%"/>
      <style:text-properties fo:color="#1a1a1a" fo:font-size="12pt" fo:language="it" fo:country="IT" officeooo:rsid="012c998d" officeooo:paragraph-rsid="012c998d" style:font-size-asian="12pt"/>
    </style:style>
    <style:style style:name="P141" style:family="paragraph" style:parent-style-name="Standard">
      <style:paragraph-properties fo:line-height="100%"/>
      <style:text-properties fo:color="#1a1a1a" fo:font-size="12pt" fo:language="it" fo:country="IT" officeooo:rsid="014b8a06" officeooo:paragraph-rsid="014b8a06" style:font-size-asian="12pt"/>
    </style:style>
    <style:style style:name="P142"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50"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2"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3"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4" style:family="paragraph" style:parent-style-name="Standard">
      <style:paragraph-properties fo:line-height="100%"/>
    </style:style>
    <style:style style:name="P155" style:family="paragraph" style:parent-style-name="Standard">
      <style:paragraph-properties fo:line-height="100%"/>
      <style:text-properties officeooo:paragraph-rsid="002d3384"/>
    </style:style>
    <style:style style:name="P156" style:family="paragraph" style:parent-style-name="Standard">
      <style:paragraph-properties fo:line-height="100%"/>
      <style:text-properties officeooo:paragraph-rsid="00319836"/>
    </style:style>
    <style:style style:name="P157" style:family="paragraph" style:parent-style-name="Standard">
      <style:paragraph-properties fo:line-height="100%" fo:text-align="justify" style:justify-single-word="false"/>
    </style:style>
    <style:style style:name="P158" style:family="paragraph" style:parent-style-name="Standard">
      <style:paragraph-properties fo:line-height="100%"/>
      <style:text-properties officeooo:paragraph-rsid="0060cc4c"/>
    </style:style>
    <style:style style:name="P159" style:family="paragraph" style:parent-style-name="Standard">
      <style:paragraph-properties fo:line-height="100%"/>
      <style:text-properties officeooo:paragraph-rsid="00700954"/>
    </style:style>
    <style:style style:name="P160" style:family="paragraph" style:parent-style-name="Standard">
      <style:paragraph-properties fo:line-height="100%"/>
      <style:text-properties officeooo:paragraph-rsid="0078b12b"/>
    </style:style>
    <style:style style:name="P161" style:family="paragraph" style:parent-style-name="Standard">
      <style:paragraph-properties fo:line-height="100%"/>
      <style:text-properties officeooo:paragraph-rsid="0082c1cd"/>
    </style:style>
    <style:style style:name="P162" style:family="paragraph" style:parent-style-name="Standard">
      <style:paragraph-properties fo:line-height="100%"/>
      <style:text-properties officeooo:paragraph-rsid="00918688"/>
    </style:style>
    <style:style style:name="P163" style:family="paragraph" style:parent-style-name="Standard">
      <style:paragraph-properties fo:line-height="100%"/>
      <style:text-properties officeooo:paragraph-rsid="00922671"/>
    </style:style>
    <style:style style:name="P164" style:family="paragraph" style:parent-style-name="Standard">
      <style:paragraph-properties fo:line-height="100%"/>
      <style:text-properties officeooo:paragraph-rsid="01045fc0"/>
    </style:style>
    <style:style style:name="P165" style:family="paragraph" style:parent-style-name="Standard">
      <style:paragraph-properties fo:line-height="100%"/>
      <style:text-properties officeooo:paragraph-rsid="0105986d"/>
    </style:style>
    <style:style style:name="P166" style:family="paragraph" style:parent-style-name="Standard">
      <style:paragraph-properties fo:line-height="100%"/>
      <style:text-properties officeooo:paragraph-rsid="01093627"/>
    </style:style>
    <style:style style:name="P167" style:family="paragraph" style:parent-style-name="Standard">
      <style:paragraph-properties fo:line-height="100%"/>
      <style:text-properties officeooo:paragraph-rsid="010afe71"/>
    </style:style>
    <style:style style:name="P168" style:family="paragraph" style:parent-style-name="Standard">
      <style:paragraph-properties fo:line-height="100%"/>
      <style:text-properties officeooo:paragraph-rsid="010c2c3b"/>
    </style:style>
    <style:style style:name="P169" style:family="paragraph" style:parent-style-name="Standard">
      <style:paragraph-properties fo:line-height="100%"/>
      <style:text-properties officeooo:paragraph-rsid="0125ca1f"/>
    </style:style>
    <style:style style:name="P170" style:family="paragraph" style:parent-style-name="Standard">
      <style:text-properties officeooo:paragraph-rsid="00319836"/>
    </style:style>
    <style:style style:name="P171" style:family="paragraph" style:parent-style-name="Standard">
      <style:text-properties officeooo:paragraph-rsid="0034e093"/>
    </style:style>
    <style:style style:name="P172" style:family="paragraph" style:parent-style-name="Standard">
      <style:paragraph-properties fo:text-align="justify" style:justify-single-word="false"/>
      <style:text-properties officeooo:paragraph-rsid="0025c206"/>
    </style:style>
    <style:style style:name="P173" style:family="paragraph" style:parent-style-name="Standard">
      <style:text-properties officeooo:rsid="003ab044" officeooo:paragraph-rsid="003ab044"/>
    </style:style>
    <style:style style:name="P174" style:family="paragraph" style:parent-style-name="Standard">
      <style:paragraph-properties fo:line-height="100%"/>
      <style:text-properties officeooo:rsid="007f802a" officeooo:paragraph-rsid="007f802a"/>
    </style:style>
    <style:style style:name="P175" style:family="paragraph" style:parent-style-name="Standard">
      <style:paragraph-properties fo:line-height="100%"/>
      <style:text-properties officeooo:rsid="007fbcce" officeooo:paragraph-rsid="007fbcce"/>
    </style:style>
    <style:style style:name="P176" style:family="paragraph" style:parent-style-name="Standard">
      <style:paragraph-properties fo:line-height="100%"/>
      <style:text-properties officeooo:rsid="008b28c5" officeooo:paragraph-rsid="008b28c5"/>
    </style:style>
    <style:style style:name="P177" style:family="paragraph" style:parent-style-name="Standard">
      <style:paragraph-properties fo:line-height="100%"/>
      <style:text-properties officeooo:rsid="00922671" officeooo:paragraph-rsid="00922671"/>
    </style:style>
    <style:style style:name="P178" style:family="paragraph" style:parent-style-name="Standard">
      <style:paragraph-properties fo:line-height="100%"/>
      <style:text-properties officeooo:rsid="010afe71" officeooo:paragraph-rsid="010afe71"/>
    </style:style>
    <style:style style:name="P179" style:family="paragraph" style:parent-style-name="Standard">
      <style:paragraph-properties fo:line-height="100%"/>
      <style:text-properties officeooo:rsid="010c2c3b" officeooo:paragraph-rsid="010c2c3b"/>
    </style:style>
    <style:style style:name="P180" style:family="paragraph" style:parent-style-name="Standard">
      <style:text-properties officeooo:paragraph-rsid="00c800d6"/>
    </style:style>
    <style:style style:name="P181" style:family="paragraph" style:parent-style-name="Standard">
      <style:text-properties officeooo:paragraph-rsid="01295598"/>
    </style:style>
    <style:style style:name="P182" style:family="paragraph" style:parent-style-name="Standard">
      <style:text-properties officeooo:paragraph-rsid="00c9443d"/>
    </style:style>
    <style:style style:name="P183" style:family="paragraph" style:parent-style-name="Standard">
      <style:paragraph-properties fo:line-height="100%"/>
      <style:text-properties officeooo:rsid="014b8a06" officeooo:paragraph-rsid="014b8a06"/>
    </style:style>
    <style:style style:name="P184" style:family="paragraph" style:parent-style-name="Text_20_body">
      <style:paragraph-properties fo:line-height="100%"/>
      <style:text-properties fo:font-size="12pt" fo:language="it" fo:country="IT" style:font-size-asian="12pt"/>
    </style:style>
    <style:style style:name="P185" style:family="paragraph" style:parent-style-name="Text_20_body">
      <style:paragraph-properties fo:line-height="100%"/>
      <style:text-properties fo:font-size="12pt" fo:language="it" fo:country="IT" officeooo:rsid="00383d7a" officeooo:paragraph-rsid="00383d7a" style:font-size-asian="12pt"/>
    </style:style>
    <style:style style:name="P186" style:family="paragraph" style:parent-style-name="Text_20_body">
      <style:text-properties fo:language="it" fo:country="IT"/>
    </style:style>
    <style:style style:name="P187" style:family="paragraph" style:parent-style-name="Text_20_body">
      <style:paragraph-properties fo:line-height="100%"/>
      <style:text-properties fo:language="it" fo:country="IT" officeooo:paragraph-rsid="0020f9e9"/>
    </style:style>
    <style:style style:name="P188" style:family="paragraph" style:parent-style-name="Text_20_body">
      <style:paragraph-properties fo:line-height="100%"/>
      <style:text-properties fo:language="it" fo:country="IT" officeooo:rsid="003aa809" officeooo:paragraph-rsid="003aa809"/>
    </style:style>
    <style:style style:name="P189" style:family="paragraph" style:parent-style-name="Text_20_body">
      <style:paragraph-properties fo:line-height="100%"/>
      <style:text-properties fo:language="it" fo:country="IT" officeooo:rsid="0120c3de" officeooo:paragraph-rsid="0120c3de"/>
    </style:style>
    <style:style style:name="P190" style:family="paragraph" style:parent-style-name="Text_20_body">
      <style:text-properties officeooo:paragraph-rsid="00857e3d"/>
    </style:style>
    <style:style style:name="P191" style:family="paragraph" style:parent-style-name="Text_20_body">
      <style:text-properties officeooo:paragraph-rsid="00875054"/>
    </style:style>
    <style:style style:name="P192" style:family="paragraph" style:parent-style-name="Text_20_body">
      <style:text-properties officeooo:rsid="010f69c3" officeooo:paragraph-rsid="010f69c3"/>
    </style:style>
    <style:style style:name="P193" style:family="paragraph" style:parent-style-name="annotation_20_text">
      <style:text-properties fo:font-size="11pt" fo:language="it" fo:country="IT" style:font-size-asian="11pt"/>
    </style:style>
    <style:style style:name="P194" style:family="paragraph" style:parent-style-name="annotation_20_text">
      <style:text-properties fo:language="it" fo:country="IT"/>
    </style:style>
    <style:style style:name="P195" style:family="paragraph" style:parent-style-name="annotation_20_text">
      <style:text-properties fo:color="#1a1a1a" fo:font-size="11pt" fo:language="it" fo:country="IT" style:font-size-asian="11pt"/>
    </style:style>
    <style:style style:name="P196" style:family="paragraph" style:parent-style-name="Table_20_Contents">
      <style:text-properties officeooo:rsid="00836fb1" officeooo:paragraph-rsid="00836fb1"/>
    </style:style>
    <style:style style:name="P197" style:family="paragraph" style:parent-style-name="Table_20_Contents">
      <style:text-properties officeooo:paragraph-rsid="00836fb1"/>
    </style:style>
    <style:style style:name="P198" style:family="paragraph" style:parent-style-name="Table_20_Contents">
      <style:text-properties officeooo:rsid="00853241" officeooo:paragraph-rsid="00853241"/>
    </style:style>
    <style:style style:name="P199" style:family="paragraph" style:parent-style-name="Table_20_Contents">
      <style:text-properties officeooo:rsid="00857e3d" officeooo:paragraph-rsid="00857e3d"/>
    </style:style>
    <style:style style:name="P200" style:family="paragraph" style:parent-style-name="Table_20_Contents">
      <style:text-properties officeooo:rsid="008a3236" officeooo:paragraph-rsid="008a3236"/>
    </style:style>
    <style:style style:name="P201" style:family="paragraph" style:parent-style-name="Table_20_Contents">
      <style:text-properties officeooo:rsid="0094e80c" officeooo:paragraph-rsid="0094e80c"/>
    </style:style>
    <style:style style:name="P202" style:family="paragraph" style:parent-style-name="Table_20_Contents">
      <style:text-properties officeooo:paragraph-rsid="0094e80c"/>
    </style:style>
    <style:style style:name="P203" style:family="paragraph" style:parent-style-name="Table_20_Contents">
      <style:text-properties officeooo:rsid="0098409b" officeooo:paragraph-rsid="0098409b"/>
    </style:style>
    <style:style style:name="P204" style:family="paragraph" style:parent-style-name="Table_20_Contents">
      <style:text-properties officeooo:paragraph-rsid="009c1c7c"/>
    </style:style>
    <style:style style:name="P205" style:family="paragraph" style:parent-style-name="Table_20_Contents">
      <style:text-properties officeooo:paragraph-rsid="009d6e2e"/>
    </style:style>
    <style:style style:name="P206" style:family="paragraph" style:parent-style-name="Footnote" style:master-page-name="Converted2">
      <style:paragraph-properties style:page-number="auto" style:snap-to-layout-grid="false"/>
      <style:text-properties fo:font-size="10pt" fo:language="it" fo:country="IT" style:font-size-asian="10pt"/>
    </style:style>
    <style:style style:name="P207" style:family="paragraph" style:parent-style-name="Footnote" style:master-page-name="Converted4">
      <style:paragraph-properties style:page-number="auto" style:snap-to-layout-grid="false"/>
      <style:text-properties fo:language="it" fo:country="IT"/>
    </style:style>
    <style:style style:name="P208" style:family="paragraph" style:parent-style-name="Footnote" style:master-page-name="Converted6">
      <style:paragraph-properties style:page-number="auto" style:snap-to-layout-grid="false"/>
      <style:text-properties fo:language="it" fo:country="IT"/>
    </style:style>
    <style:style style:name="P209"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10"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11" style:family="paragraph" style:parent-style-name="Heading_20_1" style:list-style-name="WWNum1">
      <style:paragraph-properties fo:margin-left="0.762cm" fo:margin-right="0cm" fo:text-indent="-0.762cm" style:auto-text-indent="false"/>
      <style:text-properties fo:language="it" fo:country="IT"/>
    </style:style>
    <style:style style:name="P212"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3" style:family="paragraph" style:parent-style-name="Standard" style:master-page-name="Standard">
      <style:paragraph-properties style:page-number="auto"/>
      <style:text-properties fo:language="it" fo:country="IT"/>
    </style:style>
    <style:style style:name="P214" style:family="paragraph" style:parent-style-name="Standard" style:list-style-name="L1">
      <style:text-properties officeooo:rsid="003ab044" officeooo:paragraph-rsid="003ab044"/>
    </style:style>
    <style:style style:name="P215"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6"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7"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8"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9" style:family="paragraph" style:parent-style-name="Standard" style:list-style-name="L3">
      <style:text-properties officeooo:paragraph-rsid="0060f63e"/>
    </style:style>
    <style:style style:name="P220" style:family="paragraph" style:parent-style-name="Standard" style:list-style-name="L3">
      <style:text-properties fo:font-size="12pt" fo:language="it" fo:country="IT" officeooo:rsid="00599f94" officeooo:paragraph-rsid="00599f94" style:font-size-asian="12pt"/>
    </style:style>
    <style:style style:name="P221" style:family="paragraph" style:parent-style-name="Standard" style:list-style-name="L3">
      <style:text-properties fo:font-size="12pt" fo:language="it" fo:country="IT" officeooo:rsid="0059f2e2" officeooo:paragraph-rsid="0059f2e2" style:font-size-asian="12pt"/>
    </style:style>
    <style:style style:name="P222" style:family="paragraph" style:parent-style-name="Standard" style:list-style-name="L3">
      <style:text-properties fo:font-size="12pt" fo:language="it" fo:country="IT" officeooo:rsid="005bafc5" officeooo:paragraph-rsid="005bafc5" style:font-size-asian="12pt"/>
    </style:style>
    <style:style style:name="P223" style:family="paragraph" style:parent-style-name="Standard" style:list-style-name="L3">
      <style:text-properties fo:font-size="12pt" fo:language="it" fo:country="IT" officeooo:rsid="005ed7f0" officeooo:paragraph-rsid="005ed7f0" style:font-size-asian="12pt"/>
    </style:style>
    <style:style style:name="P224"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5" style:family="paragraph" style:parent-style-name="Standard" style:list-style-name="L5">
      <style:text-properties fo:font-size="12pt" fo:language="it" fo:country="IT" officeooo:rsid="00a50545" officeooo:paragraph-rsid="00a50545" style:font-size-asian="12pt"/>
    </style:style>
    <style:style style:name="P226" style:family="paragraph" style:parent-style-name="Standard" style:list-style-name="L6">
      <style:text-properties fo:font-size="12pt" fo:language="it" fo:country="IT" officeooo:rsid="00c415f9" officeooo:paragraph-rsid="00c415f9" style:font-size-asian="12pt"/>
    </style:style>
    <style:style style:name="P227" style:family="paragraph" style:parent-style-name="Standard" style:list-style-name="L6">
      <style:text-properties fo:font-size="12pt" fo:language="it" fo:country="IT" officeooo:rsid="00c6123b" officeooo:paragraph-rsid="00c6123b" style:font-size-asian="12pt"/>
    </style:style>
    <style:style style:name="P228" style:family="paragraph" style:parent-style-name="Standard" style:list-style-name="L6">
      <style:text-properties fo:font-size="12pt" fo:language="it" fo:country="IT" officeooo:rsid="00cfb86a" officeooo:paragraph-rsid="00cfb86a" style:font-size-asian="12pt"/>
    </style:style>
    <style:style style:name="P229" style:family="paragraph" style:parent-style-name="Standard" style:list-style-name="L7">
      <style:text-properties fo:font-size="12pt" fo:language="it" fo:country="IT" officeooo:rsid="00d5d1cc" officeooo:paragraph-rsid="00d5d1cc" style:font-size-asian="12pt"/>
    </style:style>
    <style:style style:name="P230" style:family="paragraph" style:parent-style-name="Standard" style:list-style-name="L7">
      <style:text-properties fo:font-size="12pt" fo:language="it" fo:country="IT" officeooo:rsid="012a1402" officeooo:paragraph-rsid="012a1402" style:font-size-asian="12pt"/>
    </style:style>
    <style:style style:name="P231" style:family="paragraph" style:parent-style-name="Standard" style:list-style-name="L5">
      <style:text-properties officeooo:paragraph-rsid="00a7f79b"/>
    </style:style>
    <style:style style:name="P232" style:family="paragraph" style:parent-style-name="Standard" style:list-style-name="L5">
      <style:text-properties officeooo:paragraph-rsid="00ac1d34"/>
    </style:style>
    <style:style style:name="P233" style:family="paragraph" style:parent-style-name="Standard" style:list-style-name="L5">
      <style:text-properties officeooo:paragraph-rsid="00bbb40d"/>
    </style:style>
    <style:style style:name="P234" style:family="paragraph" style:parent-style-name="Standard" style:list-style-name="L5">
      <style:text-properties officeooo:rsid="00b56347" officeooo:paragraph-rsid="00b56347"/>
    </style:style>
    <style:style style:name="P235" style:family="paragraph" style:parent-style-name="Standard" style:list-style-name="L7">
      <style:text-properties officeooo:paragraph-rsid="00d5d1cc"/>
    </style:style>
    <style:style style:name="P23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c471f" style:font-size-asian="10pt" style:font-size-complex="10pt"/>
    </style:style>
    <style:style style:name="T177" style:family="text">
      <style:text-properties fo:font-size="10pt" officeooo:rsid="011dc9f6" style:font-size-asian="10pt" style:font-size-complex="10pt"/>
    </style:style>
    <style:style style:name="T178" style:family="text">
      <style:text-properties fo:font-size="10pt" officeooo:rsid="012b565a" style:font-size-asian="10pt" style:font-size-complex="10pt"/>
    </style:style>
    <style:style style:name="T179" style:family="text">
      <style:text-properties fo:font-size="10pt" officeooo:rsid="01311b52" style:font-size-asian="10pt" style:font-size-complex="10pt"/>
    </style:style>
    <style:style style:name="T180" style:family="text">
      <style:text-properties fo:font-size="10pt" officeooo:rsid="01417531" style:font-size-asian="10pt" style:font-size-complex="10pt"/>
    </style:style>
    <style:style style:name="T181" style:family="text">
      <style:text-properties fo:font-size="10pt" officeooo:rsid="014e89a6" style:font-size-asian="10pt" style:font-size-complex="10pt"/>
    </style:style>
    <style:style style:name="T182" style:family="text">
      <style:text-properties fo:font-size="10pt" officeooo:rsid="0153472d" style:font-size-asian="10pt" style:font-size-complex="10pt"/>
    </style:style>
    <style:style style:name="T183" style:family="text">
      <style:text-properties fo:font-size="10pt" officeooo:rsid="015423c3" style:font-size-asian="10pt" style:font-size-complex="10pt"/>
    </style:style>
    <style:style style:name="T184" style:family="text">
      <style:text-properties fo:font-size="10pt" officeooo:rsid="0156d4fa" style:font-size-asian="10pt" style:font-size-complex="10pt"/>
    </style:style>
    <style:style style:name="T185" style:family="text">
      <style:text-properties fo:font-size="10pt" fo:language="it" fo:country="IT" officeooo:rsid="011dc9f6" style:font-size-asian="10pt" style:font-size-complex="10pt"/>
    </style:style>
    <style:style style:name="T186" style:family="text">
      <style:text-properties fo:font-size="10pt" fo:language="it" fo:country="IT" officeooo:rsid="010f69c3" style:font-size-asian="10pt" style:font-size-complex="10pt"/>
    </style:style>
    <style:style style:name="T187" style:family="text">
      <style:text-properties fo:font-size="10pt" fo:language="it" fo:country="IT" fo:font-weight="normal" officeooo:rsid="00e2a6f3" style:font-size-asian="10pt" style:font-weight-asian="normal" style:font-size-complex="10pt" style:font-weight-complex="normal"/>
    </style:style>
    <style:style style:name="T188" style:family="text">
      <style:text-properties fo:font-size="10pt" fo:language="it" fo:country="IT" fo:font-weight="normal" officeooo:rsid="0102929a" style:font-size-asian="10pt" style:font-weight-asian="normal" style:font-size-complex="10pt" style:font-weight-complex="normal"/>
    </style:style>
    <style:style style:name="T189"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1"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2"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194"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195" style:family="text">
      <style:text-properties fo:font-size="10pt" fo:font-weight="normal" officeooo:rsid="00e2a6f3" style:font-size-asian="10pt" style:font-weight-asian="normal" style:font-size-complex="10pt" style:font-weight-complex="normal"/>
    </style:style>
    <style:style style:name="T196" style:family="text">
      <style:text-properties fo:font-size="10pt" fo:font-weight="normal" officeooo:rsid="0139aee6" style:font-size-asian="10pt" style:font-weight-asian="normal" style:font-size-complex="10pt" style:font-weight-complex="normal"/>
    </style:style>
    <style:style style:name="T197" style:family="text">
      <style:text-properties fo:font-size="10pt" fo:font-weight="normal" officeooo:rsid="0102929a" style:font-size-asian="10pt" style:font-weight-asian="normal" style:font-size-complex="10pt" style:font-weight-complex="normal"/>
    </style:style>
    <style:style style:name="T198"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0"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1" style:family="text">
      <style:text-properties officeooo:rsid="01076be7"/>
    </style:style>
    <style:style style:name="T202" style:family="text">
      <style:text-properties officeooo:rsid="01093627"/>
    </style:style>
    <style:style style:name="T203" style:family="text">
      <style:text-properties officeooo:rsid="01211670"/>
    </style:style>
    <style:style style:name="T204" style:family="text">
      <style:text-properties officeooo:rsid="01230b0e"/>
    </style:style>
    <style:style style:name="T205" style:family="text">
      <style:text-properties officeooo:rsid="0123d98f"/>
    </style:style>
    <style:style style:name="T206" style:family="text">
      <style:text-properties officeooo:rsid="0125627b"/>
    </style:style>
    <style:style style:name="T207" style:family="text">
      <style:text-properties officeooo:rsid="012c998d"/>
    </style:style>
    <style:style style:name="T208"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9"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10" style:family="text">
      <style:text-properties officeooo:rsid="0133541b"/>
    </style:style>
    <style:style style:name="T211" style:family="text">
      <style:text-properties officeooo:rsid="0135b5fa"/>
    </style:style>
    <style:style style:name="T212" style:family="text">
      <style:text-properties officeooo:rsid="0136041e"/>
    </style:style>
    <style:style style:name="T213" style:family="text">
      <style:text-properties officeooo:rsid="013793af"/>
    </style:style>
    <style:style style:name="T214" style:family="text">
      <style:text-properties officeooo:rsid="014a2883"/>
    </style:style>
    <style:style style:name="T215" style:family="text">
      <style:text-properties fo:font-style="italic" style:text-underline-style="none" style:font-style-asian="italic" style:font-style-complex="italic"/>
    </style:style>
    <style:style style:name="T216" style:family="text">
      <style:text-properties fo:font-style="normal" style:text-underline-style="none" officeooo:rsid="014b8a06" style:font-style-asian="normal" style:font-style-complex="normal"/>
    </style:style>
    <style:style style:name="T217" style:family="text">
      <style:text-properties officeooo:rsid="014b8a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3"/>
        <table:table table:name="Table1" table:style-name="Table1">
          <table:table-column table:style-name="Table1.A" table:number-columns-repeated="2"/>
          <table:table-row table:style-name="Table1.1">
            <table:table-cell table:style-name="Table1.A1" office:value-type="string">
              <text:p text:style-name="P28"><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9"><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30"/>
        <text:p text:style-name="P31">DIRECTORY AZIENDALE</text:p>
        <text:p text:style-name="P30"/>
        <text:p text:style-name="P31">0253508</text:p>
        <text:p text:style-name="P31">Daniele La Prova</text:p>
        <text:p text:style-name="P103"><text:bookmark-start text:name="_Toc1680568092"/><text:bookmark-start text:name="_Toc220097559"/></text:p>
        <text:p text:style-name="P10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4"/>
        <text:list xml:id="list2840231146" text:style-name="WWNum1">
          <text:list-item>
            <text:h text:style-name="P209"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4">1</text:p>
              <text:p text:style-name="P34">2</text:p>
              <text:p text:style-name="P34">3</text:p>
              <text:p text:style-name="P34">4</text:p>
              <text:p text:style-name="P34">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text:soft-page-break/>33</text:p>
              <text:p text:style-name="P35">34</text:p>
              <text:p text:style-name="P35">35</text:p>
              <text:p text:style-name="P35">36</text:p>
              <text:p text:style-name="P35">37</text:p>
              <text:p text:style-name="P35"/>
            </table:table-cell>
            <table:table-cell table:style-name="Table2.B1" office:value-type="string">
              <text:p text:style-name="P36">Realizzare un servizio di “directory aziendale”, che consenta di tenere traccia di</text:p>
              <text:p text:style-name="P36">tutte le informazioni legate ai recapiti ed alle mansioni di un’azienda.</text:p>
              <text:p text:style-name="P36">Ogni dipendente dell’azienda, identificato da codice fiscale, nome, cognome, data di</text:p>
              <text:p text:style-name="P36">nascita, luogo di nascita, indirizzo di residenza svolge una particolare mansione</text:p>
              <text:p text:style-name="P36">all’interno dell’azienda.</text:p>
              <text:p text:style-name="P36">Tali mansioni vengono svolte in differenti uffici dell’azienda. L’azienda ha a</text:p>
              <text:p text:style-name="P36">disposizione un numero arbitrario di edifici, ciascuno di un numero arbitrario di</text:p>
              <text:p text:style-name="P36">piani. In ciascun piano può esserci un numero arbitrario di uffici. Ciascun ufficio è</text:p>
              <text:p text:style-name="P36">assegnato ad una mansione specifica dell’azienda. Un ufficio ha a disposizione un certo</text:p>
              <text:p text:style-name="P36">numero di postazioni, ciascuno associato ad un numero telefonico interno ed esterno. La</text:p>
              <text:p text:style-name="P36">gestione degli uffici, piani, edifici è demandata al Settore Spazi dell’azienda,</text:p>
              <text:p text:style-name="P36">anch’esso composto da dipendenti assegnati a particolari uffici.</text:p>
              <text:p text:style-name="P36">L’assegnazione di un dipendente ad un ufficio avviene su base di turnazioni periodiche.</text:p>
              <text:p text:style-name="P36">Ogni dipendente, pertanto, è associato alla data dell’ultimo trasferimento.</text:p>
              <text:p text:style-name="P36">Periodicamente, il sistema indica qual è l’insieme dei dipendenti che deve essere</text:p>
              <text:p text:style-name="P36">soggetto a trasferimento. Su base periodica, l’ufficio spazi genera un report indicante</text:p>
              <text:p text:style-name="P36">tutti i dipendenti, raggruppati per mansione, che devono essere spostati.</text:p>
              <text:p text:style-name="P36">Un dipendente dell’ufficio spazi deve poter effettuare un trasferimento di dipendente.</text:p>
              <text:p text:style-name="P36">Tale trasferimento deve essere effettuato rispettando l’associazione tra le mansioni e</text:p>
              <text:p text:style-name="P36">gli uffici. Pertanto, dato un dipendente da trasferire, il dipendente del Settore Spazi</text:p>
              <text:p text:style-name="P36">può effettuare uno scambio tra due dipendenti assegnati alla stessa mansione, o</text:p>
              <text:p text:style-name="P36">individuare una postazione libera utilizzabile per quella mansione. Si noti che un</text:p>
              <text:p text:style-name="P36">dipendente non può essere riassegnato ad una postazione in cui era già stato assegnato</text:p>
              <text:p text:style-name="P36">nei passati tre anni.</text:p>
              <text:p text:style-name="P36">Il Settore Amministrativo può decidere in qualsiasi momento di modificare la mansione</text:p>
              <text:p text:style-name="P36">di un dipendente. In quel caso, il Settore Spazi troverà tale dipendente indicato come</text:p>
              <text:p text:style-name="P36">da trasferire. Inoltre, il settore amministrativo può generare, per ciascun dipendente,</text:p>
              <text:p text:style-name="P36">un report indicante a quali uffici esso è stato assegnato nel tempo.</text:p>
              <text:p text:style-name="P36">Ciascun dipendente ha accesso alla directory aziendale per conoscere l’attuale</text:p>
              <text:p text:style-name="P36">ubicazione di un qualsiasi altro dipendente, ricercandolo per nome, per cognome o</text:p>
              <text:p text:style-name="P36">utilizzando entrambi. Inoltre, un dipendente può ricercare un certo numero di telefono</text:p>
              <text:p text:style-name="P36">per sapere a quale ufficio, piano, edificio e mansione questo è associato, scoprendo</text:p>
              <text:p text:style-name="P36"><text:soft-page-break/>anche quale dipendente è attualmente associato allo stesso e sapendo se esso è in</text:p>
              <text:p text:style-name="P36">procinto di essere trasferito o meno.</text:p>
              <text:p text:style-name="P36">Si noti che, quando si effettua la ricerca di un dipendente, è necessario restituire</text:p>
              <text:p text:style-name="P36">tutti i recapiti associati allo stesso. In particolare, un dipendente ha un indirizzo</text:p>
              <text:p text:style-name="P36">email personale ed uno associato all’ufficio a cui fa capo.</text:p>
              <text:p text:style-name="P34"/>
              <text:p text:style-name="P34"/>
              <text:p text:style-name="P34"/>
              <text:p text:style-name="P34"/>
            </table:table-cell>
          </table:table-row>
        </table:table>
        <text:list xml:id="list145424265559110" text:continue-numbering="true" text:style-name="WWNum1">
          <text:list-item>
            <text:h text:style-name="P211" text:outline-level="1"><text:bookmark-start text:name="_Toc733602887"/><text:bookmark-start text:name="_Toc1289394997"/><text:span text:style-name="T101">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8">Linea</text:p>
            </table:table-cell>
            <table:table-cell table:style-name="Table3.A1" office:value-type="string">
              <text:p text:style-name="P108">Termine</text:p>
            </table:table-cell>
            <table:table-cell table:style-name="Table3.A1" office:value-type="string">
              <text:p text:style-name="P108">Nuovo termine</text:p>
            </table:table-cell>
            <table:table-cell table:style-name="Table3.A1" office:value-type="string">
              <text:p text:style-name="P108">Motivo correzione</text:p>
            </table:table-cell>
          </table:table-row>
          <table:table-row table:style-name="Table3.1">
            <table:table-cell table:style-name="Table3.A2" office:value-type="string">
              <text:p text:style-name="P62">13</text:p>
            </table:table-cell>
            <table:table-cell table:style-name="Table3.B2" office:value-type="string">
              <text:p text:style-name="P62">Assegnazione a Ufficio</text:p>
            </table:table-cell>
            <table:table-cell table:style-name="Table3.C2" office:value-type="string">
              <text:p text:style-name="P62">Assegnazione a Postazione</text:p>
            </table:table-cell>
            <table:table-cell table:style-name="Table3.D2" office:value-type="string">
              <text:p text:style-name="P185">Un dipendente è in verità associato a una postazione all’interno di un ufficio, più che a un ufficio</text:p>
            </table:table-cell>
          </table:table-row>
          <table:table-row table:style-name="Table3.1">
            <table:table-cell table:style-name="Table3.A3" office:value-type="string">
              <text:p text:style-name="P39">16</text:p>
              <text:p text:style-name="P39"/>
            </table:table-cell>
            <table:table-cell table:style-name="Table3.B3" office:value-type="string">
              <text:p text:style-name="P39">Ufficio spazi</text:p>
            </table:table-cell>
            <table:table-cell table:style-name="Table3.C3" office:value-type="string">
              <text:p text:style-name="P39">Settore spazi</text:p>
            </table:table-cell>
            <table:table-cell table:style-name="Table3.D3" office:value-type="string">
              <text:p text:style-name="P184">Ambiguità:</text:p>
              <text:p text:style-name="P27">Settore Spazi composto da dipendenti assegnati a particolari uffici, ma riferito anche come "ufficio" spazi?</text:p>
              <text:p text:style-name="P27">Interpretazione:</text:p>
              <text:p text:style-name="P27">Un Settore rappresenta una sovrastruttura che accomuna dipendenti di diversi uffici con mansioni simili. In questo caso, il ruolo è quello del Settore Spazi.</text:p>
              <text:p text:style-name="P27">Dunque, dipendenti con mansioni diverse associati a uffici diversi possono rientrare nello stesso settore.</text:p>
              <text:p text:style-name="P27">In questo caso, chi stila materialmente il report sono uno o più uffici del Settore Spazi. Il report risulta però generato non da uno specifico ufficio, ma dall'intero Settore.</text:p>
              <text:p text:style-name="P186"/>
            </table:table-cell>
          </table:table-row>
          <table:table-row table:style-name="Table3.4">
            <table:table-cell table:style-name="Table3.A4" office:value-type="string">
              <text:p text:style-name="P40">30</text:p>
            </table:table-cell>
            <table:table-cell table:style-name="Table3.B4" office:value-type="string">
              <text:p text:style-name="P109">Ubicazione</text:p>
            </table:table-cell>
            <table:table-cell table:style-name="Table3.C4" office:value-type="string">
              <text:p text:style-name="P40">Postazione</text:p>
            </table:table-cell>
            <table:table-cell table:style-name="Table3.D4" office:value-type="string">
              <text:p text:style-name="P187"><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3">31</text:p>
            </table:table-cell>
            <table:table-cell table:style-name="Table3.B5" office:value-type="string">
              <text:p text:style-name="P110">Numero di telefono</text:p>
            </table:table-cell>
            <table:table-cell table:style-name="Table3.C5" office:value-type="string">
              <text:p text:style-name="P63">Numero di telefono esterno</text:p>
            </table:table-cell>
            <table:table-cell table:style-name="Table3.D5" office:value-type="string">
              <text:p text:style-name="P188">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6">37</text:p>
            </table:table-cell>
            <table:table-cell table:style-name="Table3.B6" office:value-type="string">
              <text:p text:style-name="P116">E-mail d’ufficio a cui fa capo</text:p>
            </table:table-cell>
            <table:table-cell table:style-name="Table3.C6" office:value-type="string">
              <text:p text:style-name="P96"/>
            </table:table-cell>
            <table:table-cell table:style-name="Table3.D6" office:value-type="string">
              <text:p text:style-name="P189">Il termine ufficio qui è stato interpretato come sinonimo di Mansione, mentre nel resto del testo può essere interpretato come ufficio fisico. <text:span text:style-name="T203">Sarebbe più corretto parlare dunque di Mansione, ma dato che suonerebbe “strano” parlare di un e-mail di Mansione è stato scelto di presevare la scelta del termine, nonostante l’ambiguità.</text:span></text:p>
            </table:table-cell>
          </table:table-row>
        </table:table>
        <text:h text:style-name="P32" text:outline-level="3"><text:soft-page-break/>Specifica disambiguata</text:h>
        <table:table table:name="Table4" table:style-name="Table4">
          <table:table-column table:style-name="Table4.A"/>
          <table:table-row table:style-name="Table4.1">
            <table:table-cell table:style-name="Table4.A1" office:value-type="string">
              <text:p text:style-name="P37">Realizzare un servizio di “directory aziendale”, che consenta di tenere traccia di</text:p>
              <text:p text:style-name="P37">tutte le informazioni legate ai recapiti ed alle mansioni di un’azienda.</text:p>
              <text:p text:style-name="P37">Ogni dipendente dell’azienda, identificato da codice fiscale, nome, cognome, data di</text:p>
              <text:p text:style-name="P37">nascita, luogo di nascita, indirizzo di residenza svolge una particolare mansione</text:p>
              <text:p text:style-name="P37">all’interno dell’azienda.</text:p>
              <text:p text:style-name="P37">Tali mansioni vengono svolte in differenti uffici dell’azienda. L’azienda ha a</text:p>
              <text:p text:style-name="P37">disposizione un numero arbitrario di edifici, ciascuno di un numero arbitrario di</text:p>
              <text:p text:style-name="P37">piani. In ciascun piano può esserci un numero arbitrario di uffici. Ciascun ufficio è</text:p>
              <text:p text:style-name="P37">assegnato ad una mansione specifica dell’azienda. Un ufficio ha a disposizione un certo</text:p>
              <text:p text:style-name="P37">numero di postazioni, ciascuno associato ad un numero telefonico interno ed esterno. La</text:p>
              <text:p text:style-name="P37">gestione degli uffici, piani, edifici è demandata al Settore Spazi dell’azienda,</text:p>
              <text:p text:style-name="P37">anch’esso composto da dipendenti assegnati a particolari uffici.</text:p>
              <text:p text:style-name="P172"><text:span text:style-name="T61">L’assegnazione di un dipendente ad </text:span><text:span text:style-name="T44">una postazione</text:span><text:span text:style-name="T61"> avviene su base di turnazioni periodiche.</text:span></text:p>
              <text:p text:style-name="P37">Ogni dipendente, pertanto, è associato alla data dell’ultimo trasferimento.</text:p>
              <text:p text:style-name="P37">Periodicamente, il sistema indica qual è l’insieme dei dipendenti che deve essere</text:p>
              <text:p text:style-name="P104"><text:span text:style-name="T95">soggetto a trasferimento. Su base periodica, </text:span><text:span text:style-name="T4">il Settore Spazi </text:span><text:span text:style-name="T95">genera un report indicante</text:span></text:p>
              <text:p text:style-name="P37">tutti i dipendenti, raggruppati per mansione, che devono essere spostati.</text:p>
              <text:p text:style-name="P38">Un dipendente <text:span text:style-name="T117">del </text:span><text:span text:style-name="T59">Settore Spazi </text:span><text:s/>deve poter effettuare un trasferimento di dipendente.</text:p>
              <text:p text:style-name="P37">Tale trasferimento deve essere effettuato rispettando l’associazione tra le mansioni e</text:p>
              <text:p text:style-name="P37">gli uffici. Pertanto, dato un dipendente da trasferire, il dipendente del Settore Spazi</text:p>
              <text:p text:style-name="P37">può effettuare uno scambio tra due dipendenti assegnati alla stessa mansione, o</text:p>
              <text:p text:style-name="P37">individuare una postazione libera utilizzabile per quella mansione. Si noti che un</text:p>
              <text:p text:style-name="P37">dipendente non può essere riassegnato ad una postazione in cui era già stato assegnato</text:p>
              <text:p text:style-name="P37">nei passati tre anni.</text:p>
              <text:p text:style-name="P37">Il Settore Amministrativo può decidere in qualsiasi momento di modificare la mansione</text:p>
              <text:p text:style-name="P37">di un dipendente. In quel caso, il Settore Spazi troverà tale dipendente indicato come</text:p>
              <text:p text:style-name="P37">da trasferire. Inoltre, il settore amministrativo può generare, per ciascun dipendente,</text:p>
              <text:p text:style-name="P37">un report indicante a quali uffici esso è stato assegnato nel tempo.</text:p>
              <text:p text:style-name="P37">Ciascun dipendente ha accesso alla directory aziendale per conoscere l’attuale</text:p>
              <text:p text:style-name="P104"><text:span text:style-name="T4">postazione</text:span><text:span text:style-name="T95"> di un qualsiasi altro dipendente, ricercandolo per nome, per cognome o</text:span></text:p>
              <text:p text:style-name="P37">utilizzando entrambi. Inoltre, un dipendente può ricercare un certo <text:span text:style-name="T116">numero di telefono </text:span><text:span text:style-name="T118">esterno</text:span></text:p>
              <text:p text:style-name="P37">per sapere a quale ufficio, piano, edificio e mansione questo è associato, scoprendo</text:p>
              <text:p text:style-name="P37"><text:soft-page-break/>anche quale dipendente è attualmente associato allo stesso e sapendo se esso è in</text:p>
              <text:p text:style-name="P37">procinto di essere trasferito o meno.</text:p>
              <text:p text:style-name="P37">Si noti che, quando si effettua la ricerca di un dipendente, è necessario restituire</text:p>
              <text:p text:style-name="P37">tutti i recapiti associati allo stesso. In particolare, un dipendente ha un indirizzo</text:p>
              <text:p text:style-name="P37">email personale ed uno associato all’ufficio a cui fa capo.</text:p>
              <text:p text:style-name="P34"/>
              <text:p text:style-name="P34"/>
              <text:p text:style-name="P34"/>
            </table:table-cell>
          </table:table-row>
        </table:table>
        <text:h text:style-name="P6" text:outline-level="2">Glossario dei Termini</text:h>
        <text:p text:style-name="P34"/>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01">Termine</text:p>
            </table:table-cell>
            <table:table-cell table:style-name="Table5.A1" office:value-type="string">
              <text:p text:style-name="P101">Descrizione</text:p>
            </table:table-cell>
            <table:table-cell table:style-name="Table5.A1" office:value-type="string">
              <text:p text:style-name="P101">Sinonimi</text:p>
            </table:table-cell>
            <table:table-cell table:style-name="Table5.A1" office:value-type="string">
              <text:p text:style-name="P101">Collegamenti</text:p>
            </table:table-cell>
          </table:table-row>
          <table:table-row table:style-name="Table5.1">
            <table:table-cell table:style-name="Table5.A2" office:value-type="string">
              <text:p text:style-name="P41">Dipendente</text:p>
            </table:table-cell>
            <table:table-cell table:style-name="Table5.B2" office:value-type="string">
              <text:p text:style-name="P41">Un membro lavoratore dell’azienda, per cui svolge una particolare Mansio<text:span text:style-name="T119">n</text:span>e</text:p>
            </table:table-cell>
            <table:table-cell table:style-name="Table5.C2" office:value-type="string">
              <text:p text:style-name="P43"><text:span text:style-name="T140">(</text:span>Null<text:span text:style-name="T140">)</text:span></text:p>
            </table:table-cell>
            <table:table-cell table:style-name="Table5.D2" office:value-type="string">
              <text:p text:style-name="P48">Postazione, Ufficio, Mansione</text:p>
            </table:table-cell>
          </table:table-row>
          <table:table-row table:style-name="Table5.1">
            <table:table-cell table:style-name="Table5.A3" office:value-type="string">
              <text:p text:style-name="P47">Mansione</text:p>
            </table:table-cell>
            <table:table-cell table:style-name="Table5.B3" office:value-type="string">
              <text:p text:style-name="P47">Attività svolta dai Dipendenti di un Ufficio</text:p>
            </table:table-cell>
            <table:table-cell table:style-name="Table5.C3" office:value-type="string">
              <text:p text:style-name="P47"><text:span text:style-name="T140">(</text:span>Null<text:span text:style-name="T140">)</text:span></text:p>
            </table:table-cell>
            <table:table-cell table:style-name="Table5.D3" office:value-type="string">
              <text:p text:style-name="P47">Ufficio, <text:span text:style-name="T123">Dipendente</text:span></text:p>
            </table:table-cell>
          </table:table-row>
          <table:table-row table:style-name="Table5.1">
            <table:table-cell table:style-name="Table5.A6" office:value-type="string">
              <text:p text:style-name="P53">Settore</text:p>
            </table:table-cell>
            <table:table-cell table:style-name="Table5.B6" office:value-type="string">
              <text:p text:style-name="P54">Aggregazione di diversi uffici associati a Mansioni simili, per esempio finalizzate a uno scopo comune.</text:p>
            </table:table-cell>
            <table:table-cell table:style-name="Table5.C6" office:value-type="string">
              <text:p text:style-name="P54"><text:span text:style-name="T140">(</text:span>Null<text:span text:style-name="T140">)</text:span></text:p>
            </table:table-cell>
            <table:table-cell table:style-name="Table5.D6" office:value-type="string">
              <text:p text:style-name="P54">Ufficio</text:p>
            </table:table-cell>
          </table:table-row>
          <table:table-row table:style-name="Table5.1">
            <table:table-cell table:style-name="Table5.A6" office:value-type="string">
              <text:p text:style-name="P50">Postazione</text:p>
            </table:table-cell>
            <table:table-cell table:style-name="Table5.B6" office:value-type="string">
              <text:p text:style-name="P51">Assegnazione di un Dipendente a un Ufficio</text:p>
            </table:table-cell>
            <table:table-cell table:style-name="Table5.C6" office:value-type="string">
              <text:p text:style-name="P59">Ubicazione</text:p>
            </table:table-cell>
            <table:table-cell table:style-name="Table5.D6" office:value-type="string">
              <text:p text:style-name="P53">Dipendente, <text:span text:style-name="T122">Ufficio</text:span></text:p>
            </table:table-cell>
          </table:table-row>
          <table:table-row table:style-name="Table5.1">
            <table:table-cell table:style-name="Table5.A6" office:value-type="string">
              <text:p text:style-name="P50">Ufficio</text:p>
            </table:table-cell>
            <table:table-cell table:style-name="Table5.B6" office:value-type="string">
              <text:p text:style-name="P155"><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50"><text:span text:style-name="T140">(</text:span>Null<text:span text:style-name="T140">)</text:span></text:p>
            </table:table-cell>
            <table:table-cell table:style-name="Table5.D6" office:value-type="string">
              <text:p text:style-name="P50">Settore, Mansione, Postazione, <text:span text:style-name="T121">Piano.</text:span></text:p>
            </table:table-cell>
          </table:table-row>
          <table:table-row table:style-name="Table5.1">
            <table:table-cell table:style-name="Table5.A7" office:value-type="string">
              <text:p text:style-name="P56">Piano</text:p>
            </table:table-cell>
            <table:table-cell table:style-name="Table5.B7" office:value-type="string">
              <text:p text:style-name="P56">Partizione degli Uffici situati in uno stesso edifico</text:p>
            </table:table-cell>
            <table:table-cell table:style-name="Table5.C7" office:value-type="string">
              <text:p text:style-name="P56"><text:span text:style-name="T140">(</text:span>Null<text:span text:style-name="T140">)</text:span></text:p>
            </table:table-cell>
            <table:table-cell table:style-name="Table5.D7" office:value-type="string">
              <text:p text:style-name="P56">Ufficio, Edificio</text:p>
            </table:table-cell>
          </table:table-row>
          <table:table-row table:style-name="Table5.1">
            <table:table-cell table:style-name="Table5.A8" office:value-type="string">
              <text:p text:style-name="P56">Edificio</text:p>
            </table:table-cell>
            <table:table-cell table:style-name="Table5.B8" office:value-type="string">
              <text:p text:style-name="P56">Partizione degli Uffici dell’azienda</text:p>
            </table:table-cell>
            <table:table-cell table:style-name="Table5.C8" office:value-type="string">
              <text:p text:style-name="P56"><text:span text:style-name="T140">(</text:span>Null<text:span text:style-name="T140">)</text:span></text:p>
            </table:table-cell>
            <table:table-cell table:style-name="Table5.D8" office:value-type="string">
              <text:p text:style-name="P57">Piano</text:p>
            </table:table-cell>
          </table:table-row>
          <table:table-row table:style-name="Table5.1">
            <table:table-cell table:style-name="Table5.A9" office:value-type="string">
              <text:p text:style-name="P58">Trasferimento</text:p>
            </table:table-cell>
            <table:table-cell table:style-name="Table5.B9" office:value-type="string">
              <text:p text:style-name="P58">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9"><text:span text:style-name="T140">(</text:span>Null<text:span text:style-name="T140">)</text:span></text:p>
            </table:table-cell>
            <table:table-cell table:style-name="Table5.D9" office:value-type="string">
              <text:p text:style-name="P59">Dipendente, Postazione</text:p>
            </table:table-cell>
          </table:table-row>
        </table:table>
        <text:p text:style-name="P34"/>
        <text:h text:style-name="P6" text:outline-level="2"><text:soft-page-break/>Raggruppamento dei requisiti in insiemi omogenei</text:h>
        <text:p text:style-name="P171"><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00">Frasi relative a <text:span text:style-name="T124">Dipendente</text:span></text:p>
            </table:table-cell>
          </table:table-row>
          <table:table-row table:style-name="Table6.1">
            <table:table-cell table:style-name="Table6.A2" office:value-type="string">
              <text:p text:style-name="P46">Ogni dipendente dell’azienda, identificato da codice fiscale, nome, cognome, data di</text:p>
              <text:p text:style-name="P46">nascita, luogo di nascita, indirizzo di residenza svolge una particolare mansione</text:p>
              <text:p text:style-name="P46">all’interno dell’azienda.</text:p>
            </table:table-cell>
          </table:table-row>
          <table:table-row table:style-name="Table6.1">
            <table:table-cell table:style-name="Table6.A3" office:value-type="string">
              <text:p text:style-name="P46">Ogni dipendente è associato alla data dell’ultimo trasferimento.</text:p>
            </table:table-cell>
          </table:table-row>
          <table:table-row table:style-name="Table6.1">
            <table:table-cell table:style-name="Table6.A4" office:value-type="string">
              <text:p text:style-name="P46"><text:span text:style-name="T124">U</text:span>n dipendente non può essere riassegnato ad una postazione in cui era già stato assegnato</text:p>
              <text:p text:style-name="P46">nei passati tre anni.</text:p>
            </table:table-cell>
          </table:table-row>
          <table:table-row table:style-name="Table6.1">
            <table:table-cell table:style-name="Table6.A5" office:value-type="string">
              <text:p text:style-name="P46">Ciascun dipendente ha accesso alla directory aziendale per conoscere l’attuale</text:p>
              <text:p text:style-name="P157"><text:span text:style-name="T7">postazione</text:span><text:span text:style-name="T61"> di un qualsiasi altro dipendente, ricercandolo per nome, per cognome o</text:span></text:p>
              <text:p text:style-name="P46">utilizzando entrambi. Inoltre, un dipendente può ricercare un certo numero di telefono</text:p>
              <text:p text:style-name="P46">per sapere a quale ufficio, piano, edificio e mansione questo è associato, scoprendo</text:p>
              <text:p text:style-name="P46">anche quale dipendente è attualmente associato allo stesso e sapendo se esso è in</text:p>
              <text:p text:style-name="P46">procinto di essere trasferito o meno.</text:p>
            </table:table-cell>
          </table:table-row>
          <table:table-row table:style-name="Table6.1">
            <table:table-cell table:style-name="Table6.A6" office:value-type="string">
              <text:p text:style-name="P46"><text:span text:style-name="T124">U</text:span>n dipendente ha un indirizzo email personale ed uno associato all’ufficio a cui fa capo.</text:p>
            </table:table-cell>
          </table:table-row>
          <table:table-row table:style-name="Table6.1">
            <table:table-cell table:style-name="Table6.A7" office:value-type="string">
              <text:p text:style-name="P157"><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7">il dipendente del Settore Spazi può effettuare uno scambio tra due dipendenti assegnati alla stessa mansione, o individuare una postazione libera utilizzabile per quella mansione.</text:p>
            </table:table-cell>
          </table:table-row>
        </table:table>
        <text:p text:style-name="P60"/>
        <table:table table:name="Table13" table:style-name="Table13">
          <table:table-column table:style-name="Table13.A"/>
          <table:table-row table:style-name="Table13.1">
            <table:table-cell table:style-name="Table13.A1" office:value-type="string">
              <text:p text:style-name="P102">Frasi relative a <text:span text:style-name="T124">Mansione</text:span></text:p>
            </table:table-cell>
          </table:table-row>
          <table:table-row table:style-name="Table13.1">
            <table:table-cell table:style-name="Table13.A2" office:value-type="string">
              <text:p text:style-name="P45">Tali mansioni vengono svolte in differenti uffici dell’azienda.</text:p>
            </table:table-cell>
          </table:table-row>
        </table:table>
        <text:p text:style-name="P170"/>
        <table:table table:name="Table15" table:style-name="Table15">
          <table:table-column table:style-name="Table15.A"/>
          <table:table-row table:style-name="Table15.1">
            <table:table-cell table:style-name="Table15.A1" office:value-type="string">
              <text:p text:style-name="P156"><text:span text:style-name="T91">Frasi relative a </text:span><text:span text:style-name="T43">Settore</text:span></text:p>
            </table:table-cell>
          </table:table-row>
          <table:table-row table:style-name="Table15.1">
            <table:table-cell table:style-name="Table15.A2" office:value-type="string">
              <text:p text:style-name="P45"><text:s/>La gestione degli uffici, piani, edifici è demandata al Settore Spazi dell’azienda,</text:p>
              <text:p text:style-name="P45">anch’esso composto da dipendenti assegnati a particolari uffici.</text:p>
            </table:table-cell>
          </table:table-row>
          <table:table-row table:style-name="Table15.1">
            <table:table-cell table:style-name="Table15.A3" office:value-type="string">
              <text:p text:style-name="P156"><text:span text:style-name="T61">Su base periodica, </text:span><text:span text:style-name="T8">il settore </text:span><text:span text:style-name="T61">spazi genera un report indicante</text:span></text:p>
              <text:p text:style-name="P45">tutti i dipendenti, raggruppati per mansione, che devono essere spostati.</text:p>
            </table:table-cell>
          </table:table-row>
          <table:table-row table:style-name="Table15.1">
            <table:table-cell table:style-name="Table15.A4" office:value-type="string">
              <text:p text:style-name="P156">Il Settore Amministrativo può decidere in qualsiasi momento di modificare la mansione</text:p>
              <text:p text:style-name="P156">di un dipendente. In quel caso, il Settore Spazi troverà tale dipendente indicato come</text:p>
              <text:p text:style-name="P156">da trasferire. Inoltre, il settore amministrativo può generare, per ciascun dipendente,</text:p>
              <text:p text:style-name="P156">un report indicante a quali uffici esso è stato assegnato nel tempo.</text:p>
            </table:table-cell>
          </table:table-row>
        </table:table>
        <text:p text:style-name="P170"/>
        <table:table table:name="Table16" table:style-name="Table16">
          <table:table-column table:style-name="Table16.A"/>
          <table:table-row table:style-name="Table16.1">
            <table:table-cell table:style-name="Table16.A1" office:value-type="string">
              <text:p text:style-name="P156"><text:span text:style-name="T91">Frasi relative a </text:span><text:span text:style-name="T43">Postazione</text:span></text:p>
            </table:table-cell>
          </table:table-row>
          <table:table-row table:style-name="Table16.1">
            <table:table-cell table:style-name="Table16.A2" office:value-type="string">
              <text:p text:style-name="P61">Ogni posttazione è associata ad un numero telefonico interno ed esterno.</text:p>
            </table:table-cell>
          </table:table-row>
        </table:table>
        <text:p text:style-name="P170"/>
        <table:table table:name="Table17" table:style-name="Table17">
          <table:table-column table:style-name="Table17.A"/>
          <table:table-row table:style-name="Table17.1">
            <table:table-cell table:style-name="Table17.A1" office:value-type="string">
              <text:p text:style-name="P156"><text:span text:style-name="T91">Frasi relative a </text:span><text:span text:style-name="T43">Ufficio</text:span></text:p>
            </table:table-cell>
          </table:table-row>
          <table:table-row table:style-name="Table17.1">
            <table:table-cell table:style-name="Table17.A2" office:value-type="string">
              <text:p text:style-name="P45">Ciascun ufficio è <text:span text:style-name="T125">a</text:span>ssegnato ad una mansione specifica dell’azienda</text:p>
            </table:table-cell>
          </table:table-row>
          <table:table-row table:style-name="Table17.1">
            <table:table-cell table:style-name="Table17.A3" office:value-type="string">
              <text:p text:style-name="P45">Un ufficio ha a disposizione un certo numero di postazioni</text:p>
            </table:table-cell>
          </table:table-row>
        </table:table>
        <text:p text:style-name="P170"/>
        <table:table table:name="Table18" table:style-name="Table18">
          <table:table-column table:style-name="Table18.A"/>
          <table:table-row table:style-name="Table18.1">
            <table:table-cell table:style-name="Table18.A1" office:value-type="string">
              <text:p text:style-name="P156"><text:span text:style-name="T91">Frasi relative a </text:span><text:span text:style-name="T92">Piano</text:span></text:p>
            </table:table-cell>
          </table:table-row>
          <table:table-row table:style-name="Table18.1">
            <table:table-cell table:style-name="Table18.A2" office:value-type="string">
              <text:p text:style-name="P45">In ciascun piano può esserci un numero arbitrario di uffici</text:p>
            </table:table-cell>
          </table:table-row>
        </table:table>
        <text:p text:style-name="P170"/>
        <table:table table:name="Table14" table:style-name="Table14">
          <table:table-column table:style-name="Table14.A"/>
          <text:soft-page-break/>
          <table:table-row table:style-name="Table14.1">
            <table:table-cell table:style-name="Table14.A1" office:value-type="string">
              <text:p text:style-name="P156"><text:span text:style-name="T91">Frasi relative a </text:span><text:span text:style-name="T43">Edificio</text:span></text:p>
            </table:table-cell>
          </table:table-row>
          <table:table-row table:style-name="Table14.1">
            <table:table-cell table:style-name="Table14.A2" office:value-type="string">
              <text:p text:style-name="P45"><text:s/>L’azienda ha a disposizione un numero arbitrario di edifici, ciascuno di un numero arbitrario di</text:p>
              <text:p text:style-name="P45">piani.</text:p>
            </table:table-cell>
          </table:table-row>
        </table:table>
        <text:p text:style-name="P170"/>
        <table:table table:name="Table12" table:style-name="Table12">
          <table:table-column table:style-name="Table12.A"/>
          <table:table-row table:style-name="Table12.1">
            <table:table-cell table:style-name="Table12.A1" office:value-type="string">
              <text:p text:style-name="P156"><text:span text:style-name="T91">Frasi relative a </text:span><text:span text:style-name="T43">Trasferimento</text:span></text:p>
            </table:table-cell>
          </table:table-row>
          <table:table-row table:style-name="Table12.1">
            <table:table-cell table:style-name="Table12.A2" office:value-type="string">
              <text:p text:style-name="P45">L’assegnazione di un dipendente ad un ufficio avviene su base di turnazioni periodiche.</text:p>
            </table:table-cell>
          </table:table-row>
          <table:table-row table:style-name="Table12.1">
            <table:table-cell table:style-name="Table12.A3" office:value-type="string">
              <text:p text:style-name="P45">Periodicamente, il sistema indica qual è l’insieme dei dipendenti che deve essere</text:p>
              <text:p text:style-name="P45">soggetto a trasferimento.</text:p>
            </table:table-cell>
          </table:table-row>
          <table:table-row table:style-name="Table12.1">
            <table:table-cell table:style-name="Table12.A4" office:value-type="string">
              <text:p text:style-name="P45">Tale trasferimento deve essere effettuato rispettando l’associazione tra le mansioni e</text:p>
              <text:p text:style-name="P45">gli uffici</text:p>
            </table:table-cell>
          </table:table-row>
        </table:table>
        <text:list xml:id="list145424822996680" text:continue-numbering="true" text:style-name="WWNum1">
          <text:list-item>
            <text:h text:style-name="P210"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73">Per la stesura del diagramma ER è stata seguita una tecnica mista, procedendo nel seguente modo:</text:p>
        <text:list xml:id="list3145641643" text:style-name="L1">
          <text:list-item>
            <text:p text:style-name="P214">Si scelgono una alla volta le entità da riportare nel diagramma ER secondo l’ordine in cui appaiono nella specifica;</text:p>
          </text:list-item>
          <text:list-item>
            <text:p text:style-name="P214">Per ogni entità scelta:</text:p>
            <text:list>
              <text:list-item>
                <text:p text:style-name="P214">Si riporta nel diagramma l’entità dettagliata secondo uno schema bottom-up;</text:p>
              </text:list-item>
              <text:list-item>
                <text:p text:style-name="P214">Si aggiungono le relazioni e le entità relative navigando a macchia d’olio tra i concetti secondo uno schema inside-out.</text:p>
              </text:list-item>
            </text:list>
          </text:list-item>
        </text:list>
        <text:p text:style-name="P173">Di seguito sono illustrati i vari passaggi con relativa descrizione.</text:p>
        <text:p text:style-name="P173"/>
        <text:p text:style-name="P173"><draw:frame draw:style-name="fr2" draw:name="Frame2" text:anchor-type="paragraph" svg:x="0.355cm" svg:y="0cm" svg:width="9.022cm" draw:z-index="38"><draw:text-box fo:min-height="3.149cm"><text:p text:style-name="Step"><draw:frame draw:style-name="fr4" draw:name="Image1" text:anchor-type="as-char" svg:width="9.022cm" style:rel-width="100%" svg:height="3.149cm" style:rel-height="scale" draw:z-index="39"><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33" text:outline-level="3"><draw:frame draw:style-name="fr2" draw:name="Frame3" text:anchor-type="paragraph" svg:x="0.699cm" svg:y="-0.12cm" svg:width="10.795cm" draw:z-index="40"><draw:text-box fo:min-height="10.345cm"><text:p text:style-name="Step"><draw:frame draw:style-name="fr4" draw:name="Image2" text:anchor-type="as-char" svg:width="10.795cm" style:rel-width="100%" svg:height="10.345cm" style:rel-height="scale" draw:z-index="42"><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1" draw:name="Frame4" text:anchor-type="paragraph" svg:width="17.191cm" draw:z-index="41"><draw:text-box fo:min-height="7.451cm"><text:p text:style-name="Step"><draw:frame draw:style-name="fr4" draw:name="Image3" text:anchor-type="as-char" svg:width="17.191cm" style:rel-width="100%" svg:height="7.451cm" style:rel-height="scale" draw:z-index="44"><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204">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4"><draw:frame draw:style-name="fr1" draw:name="Frame5" text:anchor-type="paragraph" svg:width="17.191cm" draw:z-index="43"><draw:text-box fo:min-height="6.918cm"><text:p text:style-name="Step"><draw:frame draw:style-name="fr5" draw:name="Image4" text:anchor-type="as-char" svg:y="-8.107cm" svg:width="17.191cm" style:rel-width="100%" svg:height="11.107cm" style:rel-height="scale" draw:z-index="45"><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5">Fisico</text:span> dell'azienda a una Mansione, identificata da un Nome relativo al Settore con cui è legata attraverso l'associazione Relativa <text:span text:style-name="T130">A</text:span>. <text:span text:style-name="T205">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3" text:outline-level="3"><draw:frame draw:style-name="fr1" draw:name="Frame7" text:anchor-type="paragraph" svg:width="17.191cm" draw:z-index="59"><draw:text-box fo:min-height="10.384cm"><text:p text:style-name="Step"><draw:frame draw:style-name="fr4" draw:name="Image6" text:anchor-type="as-char" svg:width="17.191cm" style:rel-width="100%" svg:height="10.384cm" style:rel-height="scale" draw:z-index="63"><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14">Registrare unicamente la Postazione non sarebbe bastato in quanto una postazione è associata univocamente a un Ufficio Fisico, il quale però nel tempo potrebbe aver cambiato Mansione.</text:span> </text:p></draw:text-box></draw:frame><text:soft-page-break/></text:h>
        <text:h text:style-name="P33" text:outline-level="3">Integrazione finale</text:h>
        <text:p text:style-name="P65">Non sono stati riscontrati conflitti sui nomi o conflitti strutturali durante la stesura del diagramma ER.</text:p>
        <text:h text:style-name="P6" text:outline-level="2">Regole aziendali</text:h>
        <text:list xml:id="list2283209776" text:style-name="L2">
          <text:list-item>
            <text:p text:style-name="P215">Un Dipendente che occupa una Postazione deve figurare come Trasferito A tale Postazione;</text:p>
          </text:list-item>
          <text:list-item>
            <text:p text:style-name="P215">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1">Entità</text:p>
            </table:table-cell>
            <table:table-cell table:style-name="Table7.A1" office:value-type="string">
              <text:p text:style-name="P101">Descrizione</text:p>
            </table:table-cell>
            <table:table-cell table:style-name="Table7.A1" office:value-type="string">
              <text:p text:style-name="P101">Attributi</text:p>
            </table:table-cell>
            <table:table-cell table:style-name="Table7.A1" office:value-type="string">
              <text:p text:style-name="P101">Identificatori</text:p>
            </table:table-cell>
          </table:table-row>
          <text:soft-page-break/>
          <table:table-row table:style-name="Table7.1">
            <table:table-cell table:style-name="Table7.A2" office:value-type="string">
              <text:p text:style-name="P66">Dipendente</text:p>
            </table:table-cell>
            <table:table-cell table:style-name="Table7.B2" office:value-type="string">
              <text:p text:style-name="P42">Un membro lavoratore dell’azienda, per cui svolge una particolare Mansio<text:span text:style-name="T119">n</text:span>e</text:p>
            </table:table-cell>
            <table:table-cell table:style-name="Table7.C2" office:value-type="string">
              <text:p text:style-name="P66">CF, Nome, Cognome, Data di Nascita, E-Mail, Luogo di nascita, Indirizzo di Residenza.</text:p>
            </table:table-cell>
            <table:table-cell table:style-name="Table7.D2" office:value-type="string">
              <text:p text:style-name="P66">CF</text:p>
            </table:table-cell>
          </table:table-row>
          <table:table-row table:style-name="Table7.3">
            <table:table-cell table:style-name="Table7.A3" office:value-type="string">
              <text:p text:style-name="P66">Mansione</text:p>
            </table:table-cell>
            <table:table-cell table:style-name="Table7.B3" office:value-type="string">
              <text:p text:style-name="P49">Attività svolta dai Dipendenti di un Ufficio</text:p>
            </table:table-cell>
            <table:table-cell table:style-name="Table7.C3" office:value-type="string">
              <text:p text:style-name="P66">Nome, <text:span text:style-name="T206">E-mail d’Ufficio</text:span></text:p>
            </table:table-cell>
            <table:table-cell table:style-name="Table7.D3" office:value-type="string">
              <text:p text:style-name="P66">Coppia Nome, Nome del Settore (id. esterno)</text:p>
            </table:table-cell>
          </table:table-row>
          <table:table-row table:style-name="Table7.3">
            <table:table-cell table:style-name="Table7.A4" office:value-type="string">
              <text:p text:style-name="P66">Settore</text:p>
            </table:table-cell>
            <table:table-cell table:style-name="Table7.B4" office:value-type="string">
              <text:p text:style-name="P55">Aggregazione di diversi uffici associati a Mansioni simili, per esempio finalizzate a uno scopo comune.</text:p>
            </table:table-cell>
            <table:table-cell table:style-name="Table7.C4" office:value-type="string">
              <text:p text:style-name="P66">Nome</text:p>
            </table:table-cell>
            <table:table-cell table:style-name="Table7.D4" office:value-type="string">
              <text:p text:style-name="P66">Nome</text:p>
            </table:table-cell>
          </table:table-row>
          <table:table-row table:style-name="Table7.3">
            <table:table-cell table:style-name="Table7.A5" office:value-type="string">
              <text:p text:style-name="P66">Ufficio</text:p>
            </table:table-cell>
            <table:table-cell table:style-name="Table7.B5" office:value-type="string">
              <text:p text:style-name="P55"><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7">C<text:span text:style-name="T210">odice</text:span></text:p>
            </table:table-cell>
            <table:table-cell table:style-name="Table7.D5" office:value-type="string">
              <text:p text:style-name="P169"><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8">P<text:span text:style-name="T211">ostazione</text:span></text:p>
            </table:table-cell>
            <table:table-cell table:style-name="Table7.B6" office:value-type="string">
              <text:p text:style-name="P52">Assegnazione di un Dipendente a un Ufficio</text:p>
            </table:table-cell>
            <table:table-cell table:style-name="Table7.C6" office:value-type="string">
              <text:p text:style-name="P67">N° telefonico interno, N° telefonico esterno</text:p>
            </table:table-cell>
            <table:table-cell table:style-name="Table7.D6" office:value-type="string">
              <text:p text:style-name="P67">N° telefonico esterno OPPURE coppia N° telefonico interno, E-Mail Ufficio (id esterno)</text:p>
            </table:table-cell>
          </table:table-row>
          <table:table-row table:style-name="Table7.3">
            <table:table-cell table:style-name="Table7.A7" office:value-type="string">
              <text:p text:style-name="P68">Piano</text:p>
            </table:table-cell>
            <table:table-cell table:style-name="Table7.B7" office:value-type="string">
              <text:p text:style-name="P111">U<text:span text:style-name="T133">n qualsiasi piano di un Edificio dell’Azienda, che può contenere Uffici.</text:span></text:p>
            </table:table-cell>
            <table:table-cell table:style-name="Table7.C7" office:value-type="string">
              <text:p text:style-name="P68">N° piano</text:p>
            </table:table-cell>
            <table:table-cell table:style-name="Table7.D7" office:value-type="string">
              <text:p text:style-name="P68">Coppia N° piano, Indirizzo edificio (id esterno)</text:p>
            </table:table-cell>
          </table:table-row>
          <table:table-row table:style-name="Table7.3">
            <table:table-cell table:style-name="Table7.A8" office:value-type="string">
              <text:p text:style-name="P68">Edificio</text:p>
            </table:table-cell>
            <table:table-cell table:style-name="Table7.B8" office:value-type="string">
              <text:p text:style-name="P112">U<text:span text:style-name="T133">n edificio appartenente all’Azienda.</text:span></text:p>
            </table:table-cell>
            <table:table-cell table:style-name="Table7.C8" office:value-type="string">
              <text:p text:style-name="P68">Indirizzo</text:p>
            </table:table-cell>
            <table:table-cell table:style-name="Table7.D8" office:value-type="string">
              <text:p text:style-name="P68">Indirizzo</text:p>
            </table:table-cell>
          </table:table-row>
        </table:table>
        <text:p text:style-name="P34"/>
        <text:list xml:id="list145426070831072" text:continue-list="list145424822996680" text:style-name="WWNum1">
          <text:list-item>
            <text:h text:style-name="P209"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70">Alcune note precedenti la Tavola dei Volumi dei dati:</text:p>
        <text:list xml:id="list3231880452" text:style-name="L3">
          <text:list-item>
            <text:p text:style-name="P220">Il n° dei <text:span text:style-name="T134">D</text:span>ipendenti è una stima frutto di una media aritmetica del n° dei dipendenti delle seguenti aziende (Fonte: Wikipedia):</text:p>
            <text:list>
              <text:list-item>
                <text:p text:style-name="P220">Facebook: 23 165;</text:p>
              </text:list-item>
              <text:list-item>
                <text:p text:style-name="P220">Google: 114 096;</text:p>
              </text:list-item>
              <text:list-item>
                <text:p text:style-name="P220">Microsoft: 125 000;</text:p>
              </text:list-item>
              <text:list-item>
                <text:p text:style-name="P220">Sony: 128 400;</text:p>
              </text:list-item>
              <text:list-item>
                <text:p text:style-name="P220">Nintendo: 5 944;</text:p>
              </text:list-item>
              <text:list-item>
                <text:p text:style-name="P220">PayPal: 18 100.</text:p>
              </text:list-item>
            </text:list>
          </text:list-item>
          <text:list-item>
            <text:p text:style-name="P219"><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20">Si assume che in media un Dipe<text:span text:style-name="T135">n</text:span>dente sia stato soggetto a Trasferimento per 3 volte;</text:p>
          </text:list-item>
          <text:list-item>
            <text:p text:style-name="P221">Si assume che in media ogni Ufficio ospiti <text:span text:style-name="T138">50</text:span> postazioni, <text:span text:style-name="T138">di cui 4</text:span><text:span text:style-name="T139">0 sono occupate</text:span>;</text:p>
          </text:list-item>
          <text:list-item>
            <text:p text:style-name="P222">Il n° di Uffici è calcolato come<draw:frame draw:style-name="fr8" draw:name="Object1" text:anchor-type="as-char" svg:y="-0.619cm" svg:width="6.124cm" svg:height="1.037cm" draw:z-index="46"><draw:object xlink:href="./Object 1" xlink:type="simple" xlink:show="embed" xlink:actuate="onLoad"/><draw:image xlink:href="./ObjectReplacements/Object 1" xlink:type="simple" xlink:show="embed" xlink:actuate="onLoad"/></draw:frame>;</text:p>
          </text:list-item>
          <text:list-item>
            <text:p text:style-name="P222">Si assume che <text:span text:style-name="T136">ogni Settore comprenda 50 Mansioni;</text:span></text:p>
          </text:list-item>
          <text:list-item>
            <text:p text:style-name="P223">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1">Concetto nello schema</text:p>
            </table:table-cell>
            <table:table-cell table:style-name="Table8.A1" office:value-type="string">
              <text:p text:style-name="P106"><text:span text:style-name="T99">Tipo</text:span><text:span text:style-name="T99"><text:note text:id="ftn1" text:note-class="footnote"><text:note-citation>1</text:note-citation><text:note-body><text:p text:style-name="P206">Indicare con E le entità, con R le relazioni</text:p></text:note-body></text:note></text:span></text:p>
            </table:table-cell>
            <table:table-cell table:style-name="Table8.A1" office:value-type="string">
              <text:p text:style-name="P101">Volume atteso</text:p>
            </table:table-cell>
          </table:table-row>
          <table:table-row table:style-name="Table8.1">
            <table:table-cell table:style-name="Table8.A2" office:value-type="string">
              <text:p text:style-name="P69">Dipendente</text:p>
            </table:table-cell>
            <table:table-cell table:style-name="Table8.B2" office:value-type="string">
              <text:p text:style-name="P69">E</text:p>
            </table:table-cell>
            <table:table-cell table:style-name="Table8.C2" office:value-type="string">
              <text:p text:style-name="P69"><text:span text:style-name="T137">70</text:span> 000</text:p>
            </table:table-cell>
          </table:table-row>
          <table:table-row table:style-name="Table8.1">
            <table:table-cell table:style-name="Table8.A3" office:value-type="string">
              <text:p text:style-name="P71">Mansione</text:p>
            </table:table-cell>
            <table:table-cell table:style-name="Table8.B3" office:value-type="string">
              <text:p text:style-name="P71">E</text:p>
            </table:table-cell>
            <table:table-cell table:style-name="Table8.C3" office:value-type="string">
              <text:p text:style-name="P114">360</text:p>
            </table:table-cell>
          </table:table-row>
          <table:table-row table:style-name="Table8.1">
            <table:table-cell table:style-name="Table8.A4" office:value-type="string">
              <text:p text:style-name="P71">Ufficio</text:p>
            </table:table-cell>
            <table:table-cell table:style-name="Table8.B4" office:value-type="string">
              <text:p text:style-name="P71">E</text:p>
            </table:table-cell>
            <table:table-cell table:style-name="Table8.C4" office:value-type="string">
              <text:p text:style-name="P113">1 <text:span text:style-name="T161">750</text:span></text:p>
            </table:table-cell>
          </table:table-row>
          <table:table-row table:style-name="Table8.1">
            <table:table-cell table:style-name="Table8.A5" office:value-type="string">
              <text:p text:style-name="P71">Settore</text:p>
            </table:table-cell>
            <table:table-cell table:style-name="Table8.B5" office:value-type="string">
              <text:p text:style-name="P71">E</text:p>
            </table:table-cell>
            <table:table-cell table:style-name="Table8.C5" office:value-type="string">
              <text:p text:style-name="P72">36</text:p>
            </table:table-cell>
          </table:table-row>
          <table:table-row table:style-name="Table8.1">
            <table:table-cell table:style-name="Table8.A6" office:value-type="string">
              <text:p text:style-name="P72">Postazione </text:p>
            </table:table-cell>
            <table:table-cell table:style-name="Table8.B6" office:value-type="string">
              <text:p text:style-name="P72">E</text:p>
            </table:table-cell>
            <table:table-cell table:style-name="Table8.C6" office:value-type="string">
              <text:p text:style-name="P72">90 000</text:p>
            </table:table-cell>
          </table:table-row>
          <table:table-row table:style-name="Table8.1">
            <table:table-cell table:style-name="Table8.A7" office:value-type="string">
              <text:p text:style-name="P72">Edificio</text:p>
            </table:table-cell>
            <table:table-cell table:style-name="Table8.B7" office:value-type="string">
              <text:p text:style-name="P72">E</text:p>
            </table:table-cell>
            <table:table-cell table:style-name="Table8.C7" office:value-type="string">
              <text:p text:style-name="P72">36</text:p>
            </table:table-cell>
          </table:table-row>
          <table:table-row table:style-name="Table8.1">
            <table:table-cell table:style-name="Table8.A8" office:value-type="string">
              <text:p text:style-name="P72">Piano</text:p>
            </table:table-cell>
            <table:table-cell table:style-name="Table8.B8" office:value-type="string">
              <text:p text:style-name="P72">E</text:p>
            </table:table-cell>
            <table:table-cell table:style-name="Table8.C8" office:value-type="string">
              <text:p text:style-name="P73">180</text:p>
            </table:table-cell>
          </table:table-row>
          <table:table-row table:style-name="Table8.1">
            <table:table-cell table:style-name="Table8.A9" office:value-type="string">
              <text:p text:style-name="P73">Da Trasferire <text:span text:style-name="T157">A</text:span></text:p>
            </table:table-cell>
            <table:table-cell table:style-name="Table8.B9" office:value-type="string">
              <text:p text:style-name="P73">R</text:p>
            </table:table-cell>
            <table:table-cell table:style-name="Table8.C9" office:value-type="string">
              <text:p text:style-name="P73">3 500</text:p>
            </table:table-cell>
          </table:table-row>
          <table:table-row table:style-name="Table8.1">
            <table:table-cell table:style-name="Table8.A10" office:value-type="string">
              <text:p text:style-name="P73">Svolta In</text:p>
            </table:table-cell>
            <table:table-cell table:style-name="Table8.B10" office:value-type="string">
              <text:p text:style-name="P73">R</text:p>
            </table:table-cell>
            <table:table-cell table:style-name="Table8.C10" office:value-type="string">
              <text:p text:style-name="P73">1 750</text:p>
            </table:table-cell>
          </table:table-row>
          <table:table-row table:style-name="Table8.1">
            <table:table-cell table:style-name="Table8.A11" office:value-type="string">
              <text:p text:style-name="P74">Occupa</text:p>
            </table:table-cell>
            <table:table-cell table:style-name="Table8.B11" office:value-type="string">
              <text:p text:style-name="P74">R</text:p>
            </table:table-cell>
            <table:table-cell table:style-name="Table8.C11" office:value-type="string">
              <text:p text:style-name="P158"><text:span text:style-name="T65">69 </text:span><text:span text:style-name="T66">825</text:span></text:p>
            </table:table-cell>
          </table:table-row>
          <table:table-row table:style-name="Table8.1">
            <table:table-cell table:style-name="Table8.A12" office:value-type="string">
              <text:p text:style-name="P74">Trasferito <text:span text:style-name="T160">A</text:span></text:p>
            </table:table-cell>
            <table:table-cell table:style-name="Table8.B12" office:value-type="string">
              <text:p text:style-name="P74">R</text:p>
            </table:table-cell>
            <table:table-cell table:style-name="Table8.C12" office:value-type="string">
              <text:p text:style-name="P75">209 475</text:p>
            </table:table-cell>
          </table:table-row>
          <table:table-row table:style-name="Table8.1">
            <table:table-cell table:style-name="Table8.A13" office:value-type="string">
              <text:p text:style-name="P75">Relativa a</text:p>
            </table:table-cell>
            <table:table-cell table:style-name="Table8.B13" office:value-type="string">
              <text:p text:style-name="P75">R</text:p>
            </table:table-cell>
            <table:table-cell table:style-name="Table8.C13" office:value-type="string">
              <text:p text:style-name="P114">360</text:p>
            </table:table-cell>
          </table:table-row>
          <table:table-row table:style-name="Table8.1">
            <table:table-cell table:style-name="Table8.A14" office:value-type="string">
              <text:p text:style-name="P75">Ospita</text:p>
            </table:table-cell>
            <table:table-cell table:style-name="Table8.B14" office:value-type="string">
              <text:p text:style-name="P75">R</text:p>
            </table:table-cell>
            <table:table-cell table:style-name="Table8.C14" office:value-type="string">
              <text:p text:style-name="P75">90 000</text:p>
            </table:table-cell>
          </table:table-row>
          <table:table-row table:style-name="Table8.1">
            <table:table-cell table:style-name="Table8.A15" office:value-type="string">
              <text:p text:style-name="P75">Compone</text:p>
            </table:table-cell>
            <table:table-cell table:style-name="Table8.B15" office:value-type="string">
              <text:p text:style-name="P75">R</text:p>
            </table:table-cell>
            <table:table-cell table:style-name="Table8.C15" office:value-type="string">
              <text:p text:style-name="P75">1 750</text:p>
            </table:table-cell>
          </table:table-row>
          <table:table-row table:style-name="Table8.1">
            <table:table-cell table:style-name="Table8.A16" office:value-type="string">
              <text:p text:style-name="P75">Si Divide In</text:p>
            </table:table-cell>
            <table:table-cell table:style-name="Table8.B16" office:value-type="string">
              <text:p text:style-name="P75">R</text:p>
            </table:table-cell>
            <table:table-cell table:style-name="Table8.C16" office:value-type="string">
              <text:p text:style-name="P75">180</text:p>
            </table:table-cell>
          </table:table-row>
        </table:table>
        <text:p text:style-name="P34"/>
        <text:h text:style-name="P6" text:outline-level="2"><text:soft-page-break/>Tavola delle operazioni</text:h>
        <text:p text:style-name="P14"><text:span text:style-name="T98">A</text:span><text:span text:style-name="T95">lcune note:</text:span></text:p>
        <text:list xml:id="list1562925138" text:style-name="L4">
          <text:list-item>
            <text:p text:style-name="P224">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4"><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01">Cod.</text:p>
            </table:table-cell>
            <table:table-cell table:style-name="Table9.A1" office:value-type="string">
              <text:p text:style-name="P101">Descrizione</text:p>
            </table:table-cell>
            <table:table-cell table:style-name="Table9.A1" office:value-type="string">
              <text:p text:style-name="P101">Frequenza attesa</text:p>
            </table:table-cell>
          </table:table-row>
          <table:table-row table:style-name="Table9.1">
            <table:table-cell table:style-name="Table9.A2" office:value-type="string">
              <text:p text:style-name="P76">1</text:p>
            </table:table-cell>
            <table:table-cell table:style-name="Table9.B2" office:value-type="string">
              <text:p text:style-name="P159"><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9"><text:span text:style-name="T69">Una volta </text:span><text:span text:style-name="T14">a</text:span><text:span text:style-name="T16">lla settimana</text:span></text:p>
            </table:table-cell>
          </table:table-row>
          <table:table-row table:style-name="Table9.1">
            <table:table-cell table:style-name="Table9.A3" office:value-type="string">
              <text:p text:style-name="P77">2</text:p>
            </table:table-cell>
            <table:table-cell table:style-name="Table9.B3" office:value-type="string">
              <text:p text:style-name="P77">Scambia due dipendenti assegnati a una Postazione contenuta nello stesso o diversi Uffici che svolgono la stessa Mansione.</text:p>
            </table:table-cell>
            <table:table-cell table:style-name="Table9.C3" office:value-type="string">
              <text:p text:style-name="P159"><text:span text:style-name="T71">Guardando la Tavola dei Volumi, notiamo che il num dipendenti da trasferire ogni settimana =</text:span><text:span text:style-name="T69"><draw:frame draw:style-name="fr8" draw:name="Object2" text:anchor-type="as-char" svg:y="-0.619cm" svg:width="4.323cm" svg:height="0.998cm" draw:z-index="47"><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4">3-1</text:p>
            </table:table-cell>
            <table:table-cell table:style-name="Table9.B5" office:value-type="string">
              <text:p text:style-name="P176">Trova tutti gli uffici assegnati a una Mansione che presentano almeno una postazione vuota (sola lettura)</text:p>
            </table:table-cell>
            <table:table-cell table:style-name="Table9.C5" office:value-type="string">
              <text:p text:style-name="P84">1875 volte alla settimana</text:p>
            </table:table-cell>
          </table:table-row>
          <table:table-row table:style-name="Table9.1">
            <table:table-cell table:style-name="Table9.A5" office:value-type="string">
              <text:p text:style-name="P78">3-<text:span text:style-name="T148">2</text:span></text:p>
            </table:table-cell>
            <table:table-cell table:style-name="Table9.B5" office:value-type="string">
              <text:p text:style-name="P160"><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9">1875 volte alla settimana</text:p>
            </table:table-cell>
          </table:table-row>
          <table:table-row table:style-name="Table9.1">
            <table:table-cell table:style-name="Table9.A6" office:value-type="string">
              <text:p text:style-name="P80">4</text:p>
            </table:table-cell>
            <table:table-cell table:style-name="Table9.B6" office:value-type="string">
              <text:p text:style-name="P174">Modifica la Mansione di un Dipendente</text:p>
            </table:table-cell>
            <table:table-cell table:style-name="Table9.C6" office:value-type="string">
              <text:p text:style-name="P82">1875 volte a settimana</text:p>
            </table:table-cell>
          </table:table-row>
          <table:table-row table:style-name="Table9.1">
            <table:table-cell table:style-name="Table9.A7" office:value-type="string">
              <text:p text:style-name="P81">5</text:p>
            </table:table-cell>
            <table:table-cell table:style-name="Table9.B7" office:value-type="string">
              <text:p text:style-name="P175">Genera report indicante a quali uffici un Dipendente è stato assegnato nel tempo <text:span text:style-name="T154">(sola lettura)</text:span></text:p>
            </table:table-cell>
            <table:table-cell table:style-name="Table9.C7" office:value-type="string">
              <text:p text:style-name="P161"><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81">6</text:p>
            </table:table-cell>
            <table:table-cell table:style-name="Table9.B8" office:value-type="string">
              <text:p text:style-name="P175">Ricerca parametrizzata di un Dipendente per conoscerne l’ubicazione <text:span text:style-name="T143">e i recapiti</text:span>. <text:span text:style-name="T155">(sola lettura)</text:span></text:p>
            </table:table-cell>
            <table:table-cell table:style-name="Table9.C8" office:value-type="string">
              <text:p text:style-name="P83">70000 volte al giorno</text:p>
            </table:table-cell>
          </table:table-row>
          <table:table-row table:style-name="Table9.1">
            <table:table-cell table:style-name="Table9.A9" office:value-type="string">
              <text:p text:style-name="P81">7</text:p>
            </table:table-cell>
            <table:table-cell table:style-name="Table9.B9" office:value-type="string">
              <text:p text:style-name="P175">Ricerca <text:span text:style-name="T142">informazioni tramite numero </text:span>di telefono <text:span text:style-name="T156">(sola lettura)</text:span></text:p>
            </table:table-cell>
            <table:table-cell table:style-name="Table9.C9" office:value-type="string">
              <text:p text:style-name="P83">70000 volte al giorno </text:p>
            </table:table-cell>
          </table:table-row>
          <table:table-row table:style-name="Table9.1">
            <table:table-cell table:style-name="Table9.A10" office:value-type="string">
              <text:p text:style-name="P85">8</text:p>
            </table:table-cell>
            <table:table-cell table:style-name="Table9.B10" office:value-type="string">
              <text:p text:style-name="P162"><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6">1 volta al giorno</text:p>
            </table:table-cell>
          </table:table-row>
          <table:table-row table:style-name="Table9.1">
            <table:table-cell table:style-name="Table9.A11" office:value-type="string">
              <text:p text:style-name="P86">9</text:p>
            </table:table-cell>
            <table:table-cell table:style-name="Table9.B11" office:value-type="string">
              <text:p text:style-name="P177">Registra un nuovo dipendente all’interno <text:soft-page-break/>del DB, indicandolo come da trasferire in base alla Mansione per cui è stato assunto.</text:p>
            </table:table-cell>
            <table:table-cell table:style-name="Table9.C11" office:value-type="string">
              <text:p text:style-name="P163"><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4"/>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6">Codice </text:p>
            </table:table-cell>
            <table:table-cell table:style-name="Table19.B1" office:value-type="string">
              <text:p text:style-name="P196">Costo</text:p>
            </table:table-cell>
          </table:table-row>
          <table:table-row>
            <table:table-cell table:style-name="Table19.A2" office:value-type="string">
              <text:p text:style-name="P199">2</text:p>
            </table:table-cell>
            <table:table-cell table:style-name="Table19.B2" office:value-type="string">
              <text:p text:style-name="P190"><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90"><text:span text:style-name="T50">- </text:span><text:span text:style-name="T51">Per ogni membro della coppia, occorre aggiungere una tupla nella relazione Trasferito A. 2 scritture = costo 4;</text:span></text:p>
              <text:p text:style-name="P191"><text:span text:style-name="T51">Il costo totale a invocazione è di 10 a invocazione, dunque 9370 a s</text:span><text:span text:style-name="T52">ettimana</text:span><text:span text:style-name="T51">.</text:span></text:p>
              <text:p text:style-name="P198"/>
            </table:table-cell>
          </table:table-row>
          <table:table-row>
            <table:table-cell table:style-name="Table19.A2" office:value-type="string">
              <text:p text:style-name="P200">3-<text:span text:style-name="T149">2</text:span></text:p>
            </table:table-cell>
            <table:table-cell table:style-name="Table19.B2" office:value-type="string">
              <text:p text:style-name="P196">- <text:span text:style-name="T147">Lettura della tupla del dipendente da trasferire nella relazione Da Trasferire A per conoscere la Mansione. 1 lettura = costo 1;</text:span></text:p>
              <text:p text:style-name="P196">- <text:span text:style-name="T149">Invocazione della 3-1 per trovare una postazione libera. </text:span><text:span text:style-name="T149"><draw:frame draw:style-name="fr8" draw:name="Object5" text:anchor-type="as-char" svg:y="-0.619cm" svg:width="7.119cm" svg:height="0.998cm" draw:z-index="64"><draw:object xlink:href="./Object 5" xlink:type="simple" xlink:show="embed" xlink:actuate="onLoad"/><draw:image xlink:href="./ObjectReplacements/Object 5" xlink:type="simple" xlink:show="embed" xlink:actuate="onLoad"/></draw:frame></text:span><text:span text:style-name="T149">= costo 250;</text:span></text:p>
              <text:p text:style-name="P196">- <text:span text:style-name="T149">Aggiornare la tupla relativa al Dipendente trasferito nella relazione Occupa. 1 scrittura = costo 2;</text:span></text:p>
              <text:p text:style-name="P197"><text:span text:style-name="T144">- </text:span>Aggiugere un'associazione tra il Dipendente e la Postazione nella relazione Trasferito A. <text:span text:style-name="T149">1 scrittura = costo 2;</text:span></text:p>
              <text:p text:style-name="P197">- <text:span text:style-name="T150">Rimuovere il Dipendente nella relazione </text:span>Da Trasferire A. <text:span text:style-name="T152">1 scrittura = costo 2</text:span></text:p>
              <text:p text:style-name="P202"><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201">4</text:p>
            </table:table-cell>
            <table:table-cell table:style-name="Table19.B2" office:value-type="string">
              <text:p text:style-name="P201">- Aggiungere una nuova tupla con un Dipendente e la sua Mansione futura nella relazione Da Trasferire A. 1 scrittura = Costo 2</text:p>
              <text:p text:style-name="P202"><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3">8</text:p>
            </table:table-cell>
            <table:table-cell table:style-name="Table19.B2" office:value-type="string">
              <text:p text:style-name="P197"><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6">-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4"><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3">9</text:p>
            </table:table-cell>
            <table:table-cell table:style-name="Table19.B6" office:value-type="string">
              <text:p text:style-name="P196">- <text:span text:style-name="T159">Aggiunta di una nuova entità Dipendente. 1 scrittura = costo 2;</text:span></text:p>
              <text:p text:style-name="P196">- <text:span text:style-name="T159">Aggiunta di un’associazione tra il Dipendente e la Mansione per cui è stato assunto nella relazione Da Trasferire A. 1 scrittura = Costo 2;</text:span></text:p>
              <text:p text:style-name="P205"><text:span text:style-name="T153">Costo totale a invocazione </text:span><text:span text:style-name="T55">4</text:span><text:span text:style-name="T153">, a settimana </text:span><text:span text:style-name="T55">2</text:span><text:span text:style-name="T57">00</text:span></text:p>
            </table:table-cell>
          </table:table-row>
        </table:table>
        <text:p text:style-name="P34"/>
        <text:h text:style-name="P6" text:outline-level="2">Ristrutturazione dello schema E-R</text:h>
        <text:list xml:id="list2013423163" text:style-name="L5">
          <text:list-item>
            <text:p text:style-name="P225">Analisi delle rindondanze:</text:p>
            <text:list>
              <text:list-item>
                <text:p text:style-name="P231"><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8"><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9"><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2"><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4"><text:span text:style-name="T28">E</text:span><text:span text:style-name="T5">liminazione delle generalizzazioni:</text:span></text:p>
            <text:list>
              <text:list-item>
                <text:p text:style-name="P216">Non sono presenti generalizzazioni da eliminare;</text:p>
              </text:list-item>
            </text:list>
          </text:list-item>
          <text:list-item>
            <text:p text:style-name="P216"><text:soft-page-break/>Scelta identificatori primari:</text:p>
            <text:list>
              <text:list-item>
                <text:p text:style-name="P217">Dipendente: CF;</text:p>
              </text:list-item>
              <text:list-item>
                <text:p text:style-name="P217">Postazione: n° telefonico esterno;</text:p>
              </text:list-item>
              <text:list-item>
                <text:p text:style-name="P233"><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7">Mansione: Nome, NomeSettore. Usando tale coppia si permette ai Settori di nominare le Mansioni indipendentemente dagli altri settori, al costo di una leggera complicazione della traduzione nello schema relazionale;</text:p>
              </text:list-item>
              <text:list-item>
                <text:p text:style-name="P218">Settore: Nome;</text:p>
              </text:list-item>
              <text:list-item>
                <text:p text:style-name="P218">Piano: n° piano, IndirizzoEdificio;</text:p>
              </text:list-item>
              <text:list-item>
                <text:p text:style-name="P218">Edificio: Indirizzo</text:p>
              </text:list-item>
            </text:list>
          </text:list-item>
        </text:list>
        <text:p text:style-name="P115"><draw:frame draw:style-name="fr1" draw:name="Frame6" text:anchor-type="paragraph" svg:width="17.191cm" draw:z-index="50"><draw:text-box fo:min-height="10.885cm"><text:p text:style-name="Figure"><draw:frame draw:style-name="fr4" draw:name="Image5" text:anchor-type="as-char" svg:width="17.191cm" style:rel-width="100%" svg:height="10.885cm" style:rel-height="scale" draw:z-index="51"><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7">Per identificare le Postazioni era possibile anche utilizzare la coppia (n° telefonico interno, e-mail d’ufficio), tuttavia la scelta di un identificatore esterno come chiave primaria avrebbe complicato la traduzione nello schema relazionale.</text:p>
        <text:p text:style-name="P87">La scelta dell’identificatore esterno come chiave primaria è stata già trattata nella sezione <text:soft-page-break/>Ristrutturazione dello Schema ER (scelta degli identificatori primari);</text:p>
        <text:p text:style-name="P87">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8">Alcune note:</text:p>
        <text:list xml:id="list2252892672" text:style-name="L6">
          <text:list-item>
            <text:p text:style-name="P226">Sono state applicate traduzioni ottime laddove tale processo non avrebbe implicato la presenza di molte tuple con valori nulli, per ridurre il n° di tabelle necessarie;</text:p>
          </text:list-item>
          <text:list-item>
            <text:p text:style-name="P227">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8">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8"/>
        <text:p text:style-name="P89">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80"><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81"><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90">MANSIONE(<text:span text:style-name="T162">Nome, NomeSettore</text:span><text:span text:style-name="T165">, </text:span><text:span text:style-name="T169">EmailUfficio</text:span>);</text:p>
        <text:p text:style-name="P91">PIANO(<text:span text:style-name="T162">Num</text:span><text:span text:style-name="T164">ero</text:span><text:span text:style-name="T162">, IndirizzoEdificio</text:span>);</text:p>
        <text:p text:style-name="P91">TRASFERITO_A(CFDipendente, <text:span text:style-name="T162">NumTelefonicoEsternoPostazione, Data,</text:span><text:span text:style-name="T215"> </text:span><text:span text:style-name="T216">NomeMansione, NomeSettore</text:span>);</text:p>
        <text:p text:style-name="P91">DA_TRASFERIRE_A(<text:span text:style-name="T162">CFDipendente</text:span>, NomeMansione, NomeSettore);</text:p>
        <text:p text:style-name="P91"/>
        <text:p text:style-name="P182"><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2"><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2">UFFICIO(NomeMansione, NomeSettore) <draw:frame draw:style-name="fr8" draw:name="Object8" text:anchor-type="as-char" svg:y="-0.266cm" svg:width="0.594cm" svg:height="0.288cm" draw:z-index="53"><draw:object xlink:href="./Object 8" xlink:type="simple" xlink:show="embed" xlink:actuate="onLoad"/><draw:image xlink:href="./ObjectReplacements/Object 8" xlink:type="simple" xlink:show="embed" xlink:actuate="onLoad"/><svg:desc>formula</svg:desc></draw:frame>MANSIONE(Nome, NomeSettore);</text:p>
        <text:p text:style-name="P92">UFFICIO(NumPiano, IndirizzoEdificio) <draw:frame draw:style-name="fr8" draw:name="Object9" text:anchor-type="as-char" svg:y="-0.266cm" svg:width="0.594cm" svg:height="0.288cm" draw:z-index="54"><draw:object xlink:href="./Object 9" xlink:type="simple" xlink:show="embed" xlink:actuate="onLoad"/><draw:image xlink:href="./ObjectReplacements/Object 9" xlink:type="simple" xlink:show="embed" xlink:actuate="onLoad"/><svg:desc>formula</svg:desc></draw:frame>PIANO(Numero, IndirizzoEdificio);</text:p>
        <text:p text:style-name="P93"><text:soft-page-break/>DA_TRASFERIRE_A(CFDipendente) <draw:frame draw:style-name="fr8" draw:name="Object14" text:anchor-type="as-char" svg:y="-0.266cm" svg:width="0.594cm" svg:height="0.288cm" draw:z-index="55"><draw:object xlink:href="./Object 14" xlink:type="simple" xlink:show="embed" xlink:actuate="onLoad"/><draw:image xlink:href="./ObjectReplacements/Object 14" xlink:type="simple" xlink:show="embed" xlink:actuate="onLoad"/><svg:desc>formula</svg:desc></draw:frame>DIPENDENTE(CF);</text:p>
        <text:p text:style-name="P93">DA_TRASFERIRE_A(NomeMansione, NomeSettore) <draw:frame draw:style-name="fr8" draw:name="Object15" text:anchor-type="as-char" svg:y="-0.266cm" svg:width="0.594cm" svg:height="0.288cm" draw:z-index="56"><draw:object xlink:href="./Object 15" xlink:type="simple" xlink:show="embed" xlink:actuate="onLoad"/><draw:image xlink:href="./ObjectReplacements/Object 15" xlink:type="simple" xlink:show="embed" xlink:actuate="onLoad"/><svg:desc>formula</svg:desc></draw:frame>MANSIONE(Nome, NomeSettore);</text:p>
        <text:p text:style-name="P97">DIPENDENTE(<text:span text:style-name="T168">NumTelefonicoEsternoPostazione</text:span>) <draw:frame draw:style-name="fr8" draw:name="Object6" text:anchor-type="as-char" svg:y="-0.266cm" svg:width="0.594cm" svg:height="0.288cm" draw:z-index="66"><draw:object xlink:href="./Object 6" xlink:type="simple" xlink:show="embed" xlink:actuate="onLoad"/><draw:image xlink:href="./ObjectReplacements/Object 6" xlink:type="simple" xlink:show="embed" xlink:actuate="onLoad"/><svg:desc>formula</svg:desc></draw:frame>POSTAZIONE(NumTelefonicoEsterno)</text:p>
        <text:p text:style-name="P98">TRASFERITO_A(CFDipendente) <draw:frame draw:style-name="fr8" draw:name="Object13" text:anchor-type="as-char" svg:y="-0.266cm" svg:width="0.594cm" svg:height="0.288cm" draw:z-index="67"><draw:object xlink:href="./Object 19" xlink:type="simple" xlink:show="embed" xlink:actuate="onLoad"/><draw:image xlink:href="./ObjectReplacements/Object 19" xlink:type="simple" xlink:show="embed" xlink:actuate="onLoad"/><svg:desc>formula</svg:desc></draw:frame><text:s/>DIPENDENTE;</text:p>
        <text:p text:style-name="P99"><text:span text:style-name="T217">TRASFERITO_A(NomeMansione, NomeSettore) </text:span><text:span text:style-name="T217"><draw:frame draw:style-name="fr8" draw:name="Object20" text:anchor-type="as-char" svg:y="-0.266cm" svg:width="0.594cm" svg:height="0.288cm" draw:z-index="68"><draw:object xlink:href="./Object 20" xlink:type="simple" xlink:show="embed" xlink:actuate="onLoad"/><draw:image xlink:href="./ObjectReplacements/Object 20" xlink:type="simple" xlink:show="embed" xlink:actuate="onLoad"/><svg:desc>formula</svg:desc></draw:frame></text:span><text:span text:style-name="T217">MANSIONE (Nome, NomeSettore);</text:span></text:p>
        <text:h text:style-name="P6" text:outline-level="2">Normalizzazione del modello relazionale</text:h>
        <text:p text:style-name="P94">Le dipendenze funzionali sono:</text:p>
        <text:list xml:id="list3174080491" text:style-name="L7">
          <text:list-item>
            <text:p text:style-name="P229">CF <draw:frame draw:style-name="fr8" draw:name="Object10" text:anchor-type="as-char" svg:y="-0.286cm" svg:width="0.533cm" svg:height="0.284cm" draw:z-index="57"><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9">NumTelefonicoEsterno <draw:frame draw:style-name="fr8" draw:name="Object16" text:anchor-type="as-char" svg:y="-0.286cm" svg:width="0.533cm" svg:height="0.284cm" draw:z-index="69"><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5"><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8"><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9">CFDipendente, Data <draw:frame draw:style-name="fr8" draw:name="Object17" text:anchor-type="as-char" svg:y="-0.286cm" svg:width="0.533cm" svg:height="0.284cm" draw:z-index="60"><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9">NumTelefonicoEsternoPostazione, Data <draw:frame draw:style-name="fr8" draw:name="Object18" text:anchor-type="as-char" svg:y="-0.286cm" svg:width="0.533cm" svg:height="0.284cm" draw:z-index="61"><draw:object xlink:href="./Object 18" xlink:type="simple" xlink:show="embed" xlink:actuate="onLoad"/><draw:image xlink:href="./ObjectReplacements/Object 18" xlink:type="simple" xlink:show="embed" xlink:actuate="onLoad"/><svg:desc>formula</svg:desc></draw:frame>CFDipendente;</text:p>
          </text:list-item>
          <text:list-item>
            <text:p text:style-name="P229">CFDipendente <draw:frame draw:style-name="fr8" draw:name="Object19" text:anchor-type="as-char" svg:y="-0.286cm" svg:width="0.533cm" svg:height="0.284cm" draw:z-index="62"><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30">NomeMansione, NomeSettore <draw:frame draw:style-name="fr8" draw:name="Object12" text:anchor-type="as-char" svg:y="-0.286cm" svg:width="0.533cm" svg:height="0.284cm" draw:z-index="65"><draw:object xlink:href="./Object 13" xlink:type="simple" xlink:show="embed" xlink:actuate="onLoad"/><draw:image xlink:href="./ObjectReplacements/Object 13" xlink:type="simple" xlink:show="embed" xlink:actuate="onLoad"/><svg:desc>formula</svg:desc></draw:frame>EmailUfficio.</text:p>
          </text:list-item>
        </text:list>
        <text:p text:style-name="P95">Tutti i membri a sinistra sono chiavi delle loro rispettive relazioni, dunque tutte le relazioni sono in BCNF. </text:p>
        <text:p text:style-name="P95">Non sono presenti dipendenze parziali né transitive, dunque lo schema è in 3NF.</text:p>
        <text:list xml:id="list145424589983481" text:continue-list="list145426070831072" text:style-name="WWNum1">
          <text:list-item>
            <text:h text:style-name="P209" text:outline-level="1"><text:bookmark-start text:name="_Toc518560220"/>Progettazione fisica<text:bookmark-end text:name="_Toc518560220"/></text:h>
          </text:list-item>
        </text:list>
        <text:h text:style-name="P6" text:outline-level="2">Utenti e privilegi</text:h>
        <text:p text:style-name="P193">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4"><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20">Attributo</text:p>
            </table:table-cell>
            <table:table-cell table:style-name="Table10.A2" office:value-type="string">
              <text:p text:style-name="P120">Tipo di dato</text:p>
            </table:table-cell>
            <table:table-cell table:style-name="Table10.A2" office:value-type="string">
              <text:p text:style-name="P106"><text:span text:style-name="T103">Attributi</text:span><text:span text:style-name="T103"><text:note text:id="ftn2" text:note-class="footnote"><text:note-citation>2</text:note-citation><text:note-body><text:p text:style-name="P207"><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7">CF</text:p>
            </table:table-cell>
            <table:table-cell table:style-name="Table10.B3" office:value-type="string">
              <text:p text:style-name="P132">CHAR(16)</text:p>
            </table:table-cell>
            <table:table-cell table:style-name="Table10.C3" office:value-type="string">
              <text:p text:style-name="P132">PK</text:p>
            </table:table-cell>
          </table:table-row>
          <table:table-row table:style-name="Table10.4">
            <table:table-cell table:style-name="Table10.A4" office:value-type="string">
              <text:p text:style-name="P127">Nome</text:p>
            </table:table-cell>
            <table:table-cell table:style-name="Table10.B4" office:value-type="string">
              <text:p text:style-name="P132">VARCHAR(45)</text:p>
            </table:table-cell>
            <table:table-cell table:style-name="Table10.C4" office:value-type="string">
              <text:p text:style-name="P132">NN</text:p>
            </table:table-cell>
          </table:table-row>
          <table:table-row table:style-name="Table10.5">
            <table:table-cell table:style-name="Table10.A5" office:value-type="string">
              <text:p text:style-name="P127">Cognome</text:p>
            </table:table-cell>
            <table:table-cell table:style-name="Table10.B5" office:value-type="string">
              <text:p text:style-name="P132">VARCHAR(45)</text:p>
            </table:table-cell>
            <table:table-cell table:style-name="Table10.C5" office:value-type="string">
              <text:p text:style-name="P132">NN</text:p>
            </table:table-cell>
          </table:table-row>
          <table:table-row table:style-name="Table10.6">
            <table:table-cell table:style-name="Table10.A6" office:value-type="string">
              <text:p text:style-name="P127">LuogoNascita</text:p>
            </table:table-cell>
            <table:table-cell table:style-name="Table10.B6" office:value-type="string">
              <text:p text:style-name="P132">VARCHAR(45)</text:p>
            </table:table-cell>
            <table:table-cell table:style-name="Table10.C6" office:value-type="string">
              <text:p text:style-name="P132"/>
            </table:table-cell>
          </table:table-row>
          <table:table-row table:style-name="Table10.7">
            <table:table-cell table:style-name="Table10.A7" office:value-type="string">
              <text:p text:style-name="P127">DataNascita</text:p>
            </table:table-cell>
            <table:table-cell table:style-name="Table10.B7" office:value-type="string">
              <text:p text:style-name="P132">DATE</text:p>
            </table:table-cell>
            <table:table-cell table:style-name="Table10.C7" office:value-type="string">
              <text:p text:style-name="P132"/>
            </table:table-cell>
          </table:table-row>
          <table:table-row table:style-name="Table10.8">
            <table:table-cell table:style-name="Table10.A8" office:value-type="string">
              <text:p text:style-name="P127">EmailPersonale</text:p>
            </table:table-cell>
            <table:table-cell table:style-name="Table10.B8" office:value-type="string">
              <text:p text:style-name="P132">VARCHAR(45)</text:p>
            </table:table-cell>
            <table:table-cell table:style-name="Table10.C8" office:value-type="string">
              <text:p text:style-name="P132">UQ</text:p>
            </table:table-cell>
          </table:table-row>
          <table:table-row table:style-name="Table10.9">
            <table:table-cell table:style-name="Table10.A9" office:value-type="string">
              <text:p text:style-name="P127">IndirizzoResidenza</text:p>
            </table:table-cell>
            <table:table-cell table:style-name="Table10.B9" office:value-type="string">
              <text:p text:style-name="P132">VARCHAR(45)</text:p>
            </table:table-cell>
            <table:table-cell table:style-name="Table10.C9" office:value-type="string">
              <text:p text:style-name="P132"/>
            </table:table-cell>
          </table:table-row>
          <table:table-row table:style-name="Table10.10">
            <table:table-cell table:style-name="Table10.A10" office:value-type="string">
              <text:p text:style-name="P127">NumTelefonicoEsternoPostazione</text:p>
            </table:table-cell>
            <table:table-cell table:style-name="Table10.B10" office:value-type="string">
              <text:p text:style-name="P132">VARCHAR(45)</text:p>
            </table:table-cell>
            <table:table-cell table:style-name="Table10.C10" office:value-type="string">
              <text:p text:style-name="P133">UQ</text:p>
            </table:table-cell>
          </table:table-row>
          <table:table-row table:style-name="Table10.11">
            <table:table-cell table:style-name="Table10.A11" office:value-type="string">
              <text:p text:style-name="P127">DataUltimoTrasferimento</text:p>
            </table:table-cell>
            <table:table-cell table:style-name="Table10.B11" office:value-type="string">
              <text:p text:style-name="P132">DATE</text:p>
            </table:table-cell>
            <table:table-cell table:style-name="Table10.C11" office:value-type="string">
              <text:p text:style-name="P132"/>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4"><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21">Attributo</text:p>
            </table:table-cell>
            <table:table-cell table:style-name="Table20.A2" office:value-type="string">
              <text:p text:style-name="P121">Tipo di dato</text:p>
            </table:table-cell>
            <table:table-cell table:style-name="Table20.A2" office:value-type="string">
              <text:p text:style-name="P121">Attributi</text:p>
            </table:table-cell>
          </table:table-row>
          <table:table-row table:style-name="Table20.3">
            <table:table-cell table:style-name="Table20.A3" office:value-type="string">
              <text:p text:style-name="P128">Nome</text:p>
            </table:table-cell>
            <table:table-cell table:style-name="Table20.B3" office:value-type="string">
              <text:p text:style-name="P133">VARCHAR(45)</text:p>
            </table:table-cell>
            <table:table-cell table:style-name="Table20.C3" office:value-type="string">
              <text:p text:style-name="P133">PK</text:p>
            </table:table-cell>
          </table:table-row>
          <table:table-row table:style-name="Table20.4">
            <table:table-cell table:style-name="Table20.A4" office:value-type="string">
              <text:p text:style-name="P128">NomeSettore</text:p>
            </table:table-cell>
            <table:table-cell table:style-name="Table20.B4" office:value-type="string">
              <text:p text:style-name="P133">VARCHAR(45)</text:p>
            </table:table-cell>
            <table:table-cell table:style-name="Table20.C4" office:value-type="string">
              <text:p text:style-name="P133">PK</text:p>
            </table:table-cell>
          </table:table-row>
          <table:table-row table:style-name="Table20.5">
            <table:table-cell table:style-name="Table20.A5" office:value-type="string">
              <text:p text:style-name="P130">EmailUfficio</text:p>
            </table:table-cell>
            <table:table-cell table:style-name="Table20.B5" office:value-type="string">
              <text:p text:style-name="P135">VARCHAR(45)</text:p>
            </table:table-cell>
            <table:table-cell table:style-name="Table20.C5" office:value-type="string">
              <text:p text:style-name="P140"/>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5"><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2">Attributo</text:p>
            </table:table-cell>
            <table:table-cell table:style-name="Table21.A2" office:value-type="string">
              <text:p text:style-name="P122">Tipo di dato</text:p>
            </table:table-cell>
            <table:table-cell table:style-name="Table21.A2" office:value-type="string">
              <text:p text:style-name="P122">Attributi</text:p>
            </table:table-cell>
          </table:table-row>
          <table:table-row table:style-name="Table21.3">
            <table:table-cell table:style-name="Table21.A3" office:value-type="string">
              <text:p text:style-name="P142">N<text:span text:style-name="T201">umero</text:span></text:p>
            </table:table-cell>
            <table:table-cell table:style-name="Table21.B3" office:value-type="string">
              <text:p text:style-name="P165"><text:span text:style-name="T114">I</text:span><text:span text:style-name="T115">NT</text:span></text:p>
            </table:table-cell>
            <table:table-cell table:style-name="Table21.C3" office:value-type="string">
              <text:p text:style-name="P133">PK, <text:span text:style-name="T201">UN</text:span></text:p>
            </table:table-cell>
          </table:table-row>
          <table:table-row table:style-name="Table21.4">
            <table:table-cell table:style-name="Table21.A4" office:value-type="string">
              <text:p text:style-name="P129">IndirizzoEdificio</text:p>
            </table:table-cell>
            <table:table-cell table:style-name="Table21.B4" office:value-type="string">
              <text:p text:style-name="P136">VARCHAR(45)</text:p>
            </table:table-cell>
            <table:table-cell table:style-name="Table21.C4" office:value-type="string">
              <text:p text:style-name="P136">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6"><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3">Attributo</text:p>
            </table:table-cell>
            <table:table-cell table:style-name="Table22.A2" office:value-type="string">
              <text:p text:style-name="P123">Tipo di dato</text:p>
            </table:table-cell>
            <table:table-cell table:style-name="Table22.A2" office:value-type="string">
              <text:p text:style-name="P123">Attributi</text:p>
            </table:table-cell>
          </table:table-row>
          <table:table-row table:style-name="Table22.3">
            <table:table-cell table:style-name="Table22.A3" office:value-type="string">
              <text:p text:style-name="P143">N<text:span text:style-name="T202">umTelefonicoEsterno</text:span></text:p>
            </table:table-cell>
            <table:table-cell table:style-name="Table22.B3" office:value-type="string">
              <text:p text:style-name="P134">VARCHAR(45)</text:p>
            </table:table-cell>
            <table:table-cell table:style-name="Table22.C3" office:value-type="string">
              <text:p text:style-name="P134">PK</text:p>
            </table:table-cell>
          </table:table-row>
          <table:table-row table:style-name="Table22.4">
            <table:table-cell table:style-name="Table22.A4" office:value-type="string">
              <text:p text:style-name="P144">NumTelefonicoInterno</text:p>
            </table:table-cell>
            <table:table-cell table:style-name="Table22.B4" office:value-type="string">
              <text:p text:style-name="P137">VARCHAR(45)</text:p>
            </table:table-cell>
            <table:table-cell table:style-name="Table22.C4" office:value-type="string">
              <text:p text:style-name="P137">NN</text:p>
            </table:table-cell>
          </table:table-row>
          <table:table-row table:style-name="Table22.5">
            <table:table-cell table:style-name="Table22.A5" office:value-type="string">
              <text:p text:style-name="P149">CodiceUfficio</text:p>
            </table:table-cell>
            <table:table-cell table:style-name="Table22.B5" office:value-type="string">
              <text:p text:style-name="P153">V<text:span text:style-name="T213">ARCHAR(45)</text:span></text:p>
            </table:table-cell>
            <table:table-cell table:style-name="Table22.C5" office:value-type="string">
              <text:p text:style-name="P137">NN</text:p>
            </table:table-cell>
          </table:table-row>
          <table:table-row table:style-name="Table22.6">
            <table:table-cell table:style-name="Table22.A6" office:value-type="string">
              <text:p text:style-name="P148">NumPiano</text:p>
            </table:table-cell>
            <table:table-cell table:style-name="Table22.B6" office:value-type="string">
              <text:p text:style-name="P140">INT</text:p>
            </table:table-cell>
            <table:table-cell table:style-name="Table22.C6" office:value-type="string">
              <text:p text:style-name="P140">NN, UN</text:p>
            </table:table-cell>
          </table:table-row>
          <table:table-row table:style-name="Table22.7">
            <table:table-cell table:style-name="Table22.A7" office:value-type="string">
              <text:p text:style-name="P148">IndirizzoEdificio</text:p>
            </table:table-cell>
            <table:table-cell table:style-name="Table22.B7" office:value-type="string">
              <text:p text:style-name="P140">VARCHAR(45)</text:p>
            </table:table-cell>
            <table:table-cell table:style-name="Table22.C7" office:value-type="string">
              <text:p text:style-name="P140">NN</text:p>
            </table:table-cell>
          </table:table-row>
        </table:table>
        <text:p text:style-name="Text_20_body"/>
        <text:p text:style-name="P192"><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7"><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4">Attributo</text:p>
            </table:table-cell>
            <table:table-cell table:style-name="Table24.A2" office:value-type="string">
              <text:p text:style-name="P124">Tipo di dato</text:p>
            </table:table-cell>
            <table:table-cell table:style-name="Table24.A2" office:value-type="string">
              <text:p text:style-name="P124">Attributi</text:p>
            </table:table-cell>
          </table:table-row>
          <table:table-row table:style-name="Table24.3">
            <table:table-cell table:style-name="Table24.A3" office:value-type="string">
              <text:p text:style-name="P146">C<text:span text:style-name="T212">odice</text:span></text:p>
            </table:table-cell>
            <table:table-cell table:style-name="Table24.B3" office:value-type="string">
              <text:p text:style-name="P152">VARCHAR(45)</text:p>
            </table:table-cell>
            <table:table-cell table:style-name="Table24.C3" office:value-type="string">
              <text:p text:style-name="P138">PK</text:p>
            </table:table-cell>
          </table:table-row>
          <table:table-row table:style-name="Table24.4">
            <table:table-cell table:style-name="Table24.A4" office:value-type="string">
              <text:p text:style-name="P145">NomeMansione</text:p>
            </table:table-cell>
            <table:table-cell table:style-name="Table24.B4" office:value-type="string">
              <text:p text:style-name="P178">VARCHAR(45)</text:p>
            </table:table-cell>
            <table:table-cell table:style-name="Table24.C4" office:value-type="string">
              <text:p text:style-name="P138">NN</text:p>
            </table:table-cell>
          </table:table-row>
          <table:table-row table:style-name="Table24.5">
            <table:table-cell table:style-name="Table24.A5" office:value-type="string">
              <text:p text:style-name="P145">NomeSettore</text:p>
            </table:table-cell>
            <table:table-cell table:style-name="Table24.B5" office:value-type="string">
              <text:p text:style-name="P178">VARCHAR(45)</text:p>
            </table:table-cell>
            <table:table-cell table:style-name="Table24.C5" office:value-type="string">
              <text:p text:style-name="P138">NN</text:p>
            </table:table-cell>
          </table:table-row>
          <table:table-row table:style-name="Table24.6">
            <table:table-cell table:style-name="Table24.A6" office:value-type="string">
              <text:p text:style-name="P145">NumPiano</text:p>
            </table:table-cell>
            <table:table-cell table:style-name="Table24.B6" office:value-type="string">
              <text:p text:style-name="P178">INT</text:p>
            </table:table-cell>
            <table:table-cell table:style-name="Table24.C6" office:value-type="string">
              <text:p text:style-name="P151">P<text:span text:style-name="T207">K</text:span></text:p>
            </table:table-cell>
          </table:table-row>
          <table:table-row table:style-name="Table24.7">
            <table:table-cell table:style-name="Table24.A7" office:value-type="string">
              <text:p text:style-name="P145">IndirizzoEdificio</text:p>
            </table:table-cell>
            <table:table-cell table:style-name="Table24.B7" office:value-type="string">
              <text:p text:style-name="P178">VARCHAR(45)</text:p>
            </table:table-cell>
            <table:table-cell table:style-name="Table24.C7" office:value-type="string">
              <text:p text:style-name="P140">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8"><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5">Attributo</text:p>
            </table:table-cell>
            <table:table-cell table:style-name="Table25.A2" office:value-type="string">
              <text:p text:style-name="P125">Tipo di dato</text:p>
            </table:table-cell>
            <table:table-cell table:style-name="Table25.A2" office:value-type="string">
              <text:p text:style-name="P125">Attributi</text:p>
            </table:table-cell>
          </table:table-row>
          <table:table-row table:style-name="Table25.3">
            <table:table-cell table:style-name="Table25.A3" office:value-type="string">
              <text:p text:style-name="P147">CFDipendente</text:p>
            </table:table-cell>
            <table:table-cell table:style-name="Table25.B3" office:value-type="string">
              <text:p text:style-name="P179"><text:span text:style-name="T110">C</text:span><text:span text:style-name="T109">HAR(16)</text:span></text:p>
            </table:table-cell>
            <table:table-cell table:style-name="Table25.C3" office:value-type="string">
              <text:p text:style-name="P141">NN</text:p>
            </table:table-cell>
          </table:table-row>
          <table:table-row table:style-name="Table25.4">
            <table:table-cell table:style-name="Table25.A4" office:value-type="string">
              <text:p text:style-name="P147">NumTelefonicoEsternoPostazione</text:p>
            </table:table-cell>
            <table:table-cell table:style-name="Table25.B4" office:value-type="string">
              <text:p text:style-name="P179">VARCHAR(45)</text:p>
            </table:table-cell>
            <table:table-cell table:style-name="Table25.C4" office:value-type="string">
              <text:p text:style-name="P139">PK</text:p>
            </table:table-cell>
          </table:table-row>
          <table:table-row table:style-name="Table25.5">
            <table:table-cell table:style-name="Table25.A5" office:value-type="string">
              <text:p text:style-name="P147">Data</text:p>
            </table:table-cell>
            <table:table-cell table:style-name="Table25.B5" office:value-type="string">
              <text:p text:style-name="P179">DATE</text:p>
            </table:table-cell>
            <table:table-cell table:style-name="Table25.C5" office:value-type="string">
              <text:p text:style-name="P139">PK</text:p>
            </table:table-cell>
          </table:table-row>
          <table:table-row table:style-name="Table25.6">
            <table:table-cell table:style-name="Table25.A6" office:value-type="string">
              <text:p text:style-name="P150">NomeMansione</text:p>
            </table:table-cell>
            <table:table-cell table:style-name="Table25.B6" office:value-type="string">
              <text:p text:style-name="P183">VARCHAR(45)</text:p>
            </table:table-cell>
            <table:table-cell table:style-name="Table25.C6" office:value-type="string">
              <text:p text:style-name="P141">NN</text:p>
            </table:table-cell>
          </table:table-row>
          <table:table-row table:style-name="Table25.7">
            <table:table-cell table:style-name="Table25.A7" office:value-type="string">
              <text:p text:style-name="P150">NomeSettore</text:p>
            </table:table-cell>
            <table:table-cell table:style-name="Table25.B7" office:value-type="string">
              <text:p text:style-name="P183">VARCHAR(45)</text:p>
            </table:table-cell>
            <table:table-cell table:style-name="Table25.C7" office:value-type="string">
              <text:p text:style-name="P141">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8"><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5">Attributo</text:p>
            </table:table-cell>
            <table:table-cell table:style-name="Table26.A2" office:value-type="string">
              <text:p text:style-name="P125">Tipo di dato</text:p>
            </table:table-cell>
            <table:table-cell table:style-name="Table26.A2" office:value-type="string">
              <text:p text:style-name="P125">Attributi</text:p>
            </table:table-cell>
          </table:table-row>
          <table:table-row table:style-name="Table26.3">
            <table:table-cell table:style-name="Table26.A3" office:value-type="string">
              <text:p text:style-name="P147">CFDipendente</text:p>
            </table:table-cell>
            <table:table-cell table:style-name="Table26.B3" office:value-type="string">
              <text:p text:style-name="P179"><text:span text:style-name="T110">C</text:span><text:span text:style-name="T109">HAR(16)</text:span></text:p>
            </table:table-cell>
            <table:table-cell table:style-name="Table26.C3" office:value-type="string">
              <text:p text:style-name="P139">PK</text:p>
            </table:table-cell>
          </table:table-row>
          <table:table-row table:style-name="Table26.4">
            <table:table-cell table:style-name="Table26.A4" office:value-type="string">
              <text:p text:style-name="P147">NomeMansione</text:p>
            </table:table-cell>
            <table:table-cell table:style-name="Table26.B4" office:value-type="string">
              <text:p text:style-name="P179">VARCHAR(45)</text:p>
            </table:table-cell>
            <table:table-cell table:style-name="Table26.C4" office:value-type="string">
              <text:p text:style-name="P139">NN</text:p>
            </table:table-cell>
          </table:table-row>
          <table:table-row table:style-name="Table26.5">
            <table:table-cell table:style-name="Table26.A5" office:value-type="string">
              <text:p text:style-name="P147">NomeSettore</text:p>
            </table:table-cell>
            <table:table-cell table:style-name="Table26.B5" office:value-type="string">
              <text:p text:style-name="P179">VARCHAR(45)</text:p>
            </table:table-cell>
            <table:table-cell table:style-name="Table26.C5" office:value-type="string">
              <text:p text:style-name="P139">NN</text:p>
            </table:table-cell>
          </table:table-row>
        </table:table>
        <text:h text:style-name="P11" text:outline-level="2">Indici</text:h>
        <text:p text:style-name="P195">Compilare la seguente tabella, per ciascuna tabella del database in cui sono presenti degli indici. Descrivere le motivazioni che hanno portato alla creazione di un indice.</text:p>
        <text:p text:style-name="P131"/>
        <table:table table:name="Table11" table:style-name="Table11">
          <table:table-column table:style-name="Table11.A"/>
          <table:table-column table:style-name="Table11.B"/>
          <table:table-row table:style-name="Table11.1">
            <table:table-cell table:style-name="Table11.A1" table:number-columns-spanned="2" office:value-type="string">
              <text:p text:style-name="P119">Tabella &lt;nome&gt;</text:p>
            </table:table-cell>
            <table:covered-table-cell/>
          </table:table-row>
          <table:table-row table:style-name="Table11.1">
            <table:table-cell table:style-name="Table11.A2" office:value-type="string">
              <text:p text:style-name="P126">Indice &lt;nome&gt;</text:p>
            </table:table-cell>
            <table:table-cell table:style-name="Table11.A2" office:value-type="string">
              <text:p text:style-name="P105"><text:span text:style-name="T104">Tipo</text:span><text:span text:style-name="T104"><text:note text:id="ftn3" text:note-class="footnote"><text:note-citation>3</text:note-citation><text:note-body><text:p text:style-name="P208"><text:s/>IDX = index, UQ = unique, FT = full text, PR = primary.</text:p></text:note-body></text:note></text:span><text:span text:style-name="T104">: </text:span></text:p>
            </table:table-cell>
          </table:table-row>
          <table:table-row table:style-name="Table11.1">
            <table:table-cell table:style-name="Table11.A3" office:value-type="string">
              <text:p text:style-name="P44">Colonna 1</text:p>
            </table:table-cell>
            <table:table-cell table:style-name="Table11.B3" office:value-type="string">
              <text:p text:style-name="P44">&lt;nome&gt;</text:p>
            </table:table-cell>
          </table:table-row>
        </table:table>
        <text:h text:style-name="P6" text:outline-level="2">Trigger</text:h>
        <text:p text:style-name="P18"><text:span text:style-name="_5f_OOoSQLComment"><text:span text:style-name="T176">-- Esegue controlli definiti nella stored procedure DIPENDENTE_before_insert_update prima di permettere un insert</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INSERT`</text:span></text:span></text:p>
        <text:p text:style-name="P18"><text:span text:style-name="_5f_OOoSQLKeyWord"><text:span text:style-name="T176">BEFORE INSERT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oft-page-break/><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6"/></text:span></text:p>
        <text:p text:style-name="P18"><text:span text:style-name="_5f_OOoSQLComment"><text:span text:style-name="T176">-- Esegu</text:span></text:span><text:span text:style-name="_5f_OOoSQLComment"><text:span text:style-name="T177">e</text:span></text:span><text:span text:style-name="_5f_OOoSQLComment"><text:span text:style-name="T176"> controlli definiti nella stored procedure DIPENDENTE_before_insert_update prima di permettere un update</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UPDATE`</text:span></text:span></text:p>
        <text:p text:style-name="P18"><text:span text:style-name="_5f_OOoSQLKeyWord"><text:span text:style-name="T176">BEFORE UPDATE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7"/></text:span></text:p>
        <text:p text:style-name="P18"><text:span text:style-name="_5f_OOoSQLComment"><text:span text:style-name="T177">-- Controlla che esista una tupla in DA_TRASFERIRE_A che corrisponda a quella che si vuole inserire in TRASFERITO_A. Se c'è, la cancella.</text:span></text:span></text:p>
        <text:p text:style-name="P18"><text:span text:style-name="_5f_OOoSQLComment"><text:span text:style-name="T177">-- </text:span></text:span><text:span text:style-name="_5f_OOoSQLComment"><text:span text:style-name="T180">Controlla se un dipendente è stato trasferito alla stessa postazione nei passati 3 anni. Se è questo il caso, segnala un error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CFDipendente</text:span></text:span><text:span text:style-name="_5f_OOoSQLKeyWord"><text:span text:style-name="T177">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delete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text:s text:c="8"/>end if</text:span></text:span><text:span text:style-name="_5f_OOoSQLSpecial"><text:span text:style-name="T177">;</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from </text:span></text:span><text:span text:style-name="_5f_OOoSQLIdent"><text:span text:style-name="T177">TRASFERITO_A</text:span></text:span><text:span text:style-name="_5f_OOoSQLKeyWord"><text:span text:style-name="T177"> </text:span></text:span></text:p>
        <text:p text:style-name="P18"><text:span text:style-name="_5f_OOoSQLKeyWord"><text:span text:style-name="T177"><text:tab/><text:tab/>where </text:span></text:span><text:span text:style-name="_5f_OOoSQLIdent"><text:span text:style-name="T177">TRASFERITO_A</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text:span></text:span><text:soft-page-break/><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text:tab/>and </text:span></text:span><text:span text:style-name="_5f_OOoSQLIdent"><text:span text:style-name="T177">TRASFERITO_A</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p>
        <text:p text:style-name="P18"><text:span text:style-name="_5f_OOoSQLKeyWord"><text:span text:style-name="T177"><text:tab/><text:tab/><text:tab/>and </text:span></text:span><text:span text:style-name="_5f_OOoSQLIdent"><text:span text:style-name="T177">timestampdiff</text:span></text:span><text:span text:style-name="_5f_OOoSQLSpecial"><text:span text:style-name="T177">(</text:span></text:span><text:span text:style-name="_5f_OOoSQLKeyWord"><text:span text:style-name="T177">year</text:span></text:span><text:span text:style-name="_5f_OOoSQLSpecial"><text:span text:style-name="T177">,</text:span></text:span><text:span text:style-name="_5f_OOoSQLKeyWord"><text:span text:style-name="T177"> </text:span></text:span><text:span text:style-name="_5f_OOoSQLIdent"><text:span text:style-name="T177">TRASFERITO_A</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span text:style-name="_5f_OOoSQLIdent"><text:span text:style-name="T177">curdate</text:span></text:span><text:span text:style-name="_5f_OOoSQLSpecial"><text:span text:style-name="T177">())</text:span></text:span><text:span text:style-name="_5f_OOoSQLKeyWord"><text:span text:style-name="T177"> </text:span></text:span><text:span text:style-name="_5f_OOoSQLSpecial"><text:span text:style-name="T177">&lt;=</text:span></text:span><text:span text:style-name="_5f_OOoSQLKeyWord"><text:span text:style-name="T177"> </text:span></text:span><text:span text:style-name="_5f_OOoSQLLiteral"><text:span text:style-name="T177">3</text:span></text:span><text:span text:style-name="_5f_OOoSQLKeyWord"><text:span text:style-name="T177"> </text:span></text:span></text:p>
        <text:p text:style-name="P18"><text:span text:style-name="_5f_OOoSQLKeyWord"><text:span text:style-name="T177"><text:tab/></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signal sqlstate </text:span></text:span><text:span text:style-name="_5f_OOoSQLLiteral"><text:span text:style-name="T177">'45004'</text:span></text:span><text:span text:style-name="_5f_OOoSQLKeyWord"><text:span text:style-name="T177"> set message_text </text:span></text:span><text:span text:style-name="_5f_OOoSQLSpecial"><text:span text:style-name="T177">=</text:span></text:span><text:span text:style-name="_5f_OOoSQLKeyWord"><text:span text:style-name="T177"> </text:span></text:span><text:span text:style-name="_5f_OOoSQLLiteral"><text:span text:style-name="T177">"ERROR: Un dipendente non può essere trasferito a una postazione dove è stato già trasferito meno di tre anni fa"</text:span></text:span><text:span text:style-name="_5f_OOoSQLSpecial"><text:span text:style-name="T177">;</text:span></text:span></text:p>
        <text:p text:style-name="P18"><text:span text:style-name="_5f_OOoSQLKeyWord"><text:span text:style-name="T177"><text:s text:c="4"/>end if</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Mantiene coerente l'attributo ridondante DIPENDENTE.DataUltimoTrasferimento</text:span></text:span></text:p>
        <text:p text:style-name="P18"><text:span text:style-name="_5f_OOoSQLComment"><text:span text:style-name="T177">-- Aggiorna la postazione corrente del DIPENDEN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AFTER_INSERT`</text:span></text:span></text:p>
        <text:p text:style-name="P18"><text:span text:style-name="_5f_OOoSQLKeyWord"><text:span text:style-name="T177">AFTER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update </text:span></text:span><text:span text:style-name="_5f_OOoSQLIdent"><text:span text:style-name="T177">DIPENDENTE</text:span></text:span></text:p>
        <text:p text:style-name="P18"><text:span text:style-name="_5f_OOoSQLKeyWord"><text:span text:style-name="T177"><text:s text:c="4"/>set </text:span></text:span></text:p>
        <text:p text:style-name="P18"><text:span text:style-name="_5f_OOoSQLKeyWord"><text:span text:style-name="T177"><text:tab/><text:tab/></text:span></text:span><text:span text:style-name="_5f_OOoSQLIdent"><text:span text:style-name="T177">DataUltimoTrasferimento</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p>
        <text:p text:style-name="P18"><text:span text:style-name="_5f_OOoSQLKeyWord"><text:span text:style-name="T177"><text:s text:c="8"/></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NumTelefonicoEsternoPostazione</text:span></text:span></text:p>
        <text:p text:style-name="P18"><text:span text:style-name="_5f_OOoSQLKeyWord"><text:span text:style-name="T177"><text:s text:c="4"/>where </text:span></text:span><text:span text:style-name="_5f_OOoSQLIdent"><text:span text:style-name="T177">CF</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controlla la validità del formato di EmailUfficio prima di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24"><text:span text:style-name="_5f_OOoSQLComment"><text:span text:style-name="T185">-- controlla la validità del formato di EmailUfficio prima di un </text:span></text:span><text:span text:style-name="_5f_OOoSQLComment"><text:span text:style-name="T208">u</text:span></text:span><text:span text:style-name="_5f_OOoSQLComment"><text:span text:style-name="T209">pdate</text:span></text:span></text:p>
        <text:p text:style-name="P18"><text:span text:style-name="_5f_OOoSQLKeyWord"><text:span text:style-name="T177"/></text:span></text:p>
        <text:p text:style-name="P18"><text:span text:style-name="_5f_OOoSQLKeyWord"><text:span text:style-name="T177">CREATE</text:span></text:span></text:p>
        <text:p text:style-name="P18"><text:soft-page-break/><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h text:style-name="P6" text:outline-level="2">Eventi</text:h>
        <text:p text:style-name="P194">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 </text:span></text:span><text:span text:style-name="_5f_OOoSQLComment"><text:span text:style-name="T181">Instanziato in fase di configurazione del sistema</text:span></text:span></text:p>
        <text:p text:style-name="P20"><text:span text:style-name="_5f_OOoSQLKeyWord"><text:span text:style-name="T175"/></text:span></text:p>
        <text:p text:style-name="P20"><text:span text:style-name="_5f_OOoSQLKeyWord"><text:span text:style-name="T175">create</text:span></text:span><text:span text:style-name="_5f_OOoSQLSpecial"><text:span text:style-name="T175"> </text:span></text:span><text:span text:style-name="_5f_OOoSQLKeyWord"><text:span text:style-name="T184">if</text:span></text:span><text:span text:style-name="_5f_OOoSQLSpecial"><text:span text:style-name="T184"> </text:span></text:span><text:span text:style-name="_5f_OOoSQLKeyWord"><text:span text:style-name="T184">not</text:span></text:span><text:span text:style-name="_5f_OOoSQLSpecial"><text:span text:style-name="T184"> </text:span></text:span><text:span text:style-name="_5f_OOoSQLKeyWord"><text:span text:style-name="T184">exists</text:span></text:span><text:span text:style-name="_5f_OOoSQLSpecial"><text:span text:style-name="T184"> </text:span></text:span><text:span text:style-name="_5f_OOoSQLIdent"><text:span text:style-name="T175">event</text:span></text:span><text:span text:style-name="_5f_OOoSQLSpecial"><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Ident"><text:span text:style-name="T175">schedule</text:span></text:span><text:span text:style-name="_5f_OOoSQLSpecial"><text:span text:style-name="T175"> </text:span></text:span><text:span text:style-name="_5f_OOoSQLKeyWord"><text:span text:style-name="T175">every</text:span></text:span><text:span text:style-name="_5f_OOoSQLSpecial"><text:span text:style-name="T175"> </text:span></text:span><text:span text:style-name="_5f_OOoSQLLiteral"><text:span text:style-name="T175">1</text:span></text:span><text:span text:style-name="_5f_OOoSQLSpecial"><text:span text:style-name="T175"> </text:span></text:span><text:span text:style-name="_5f_OOoSQLKeyWord"><text:span text:style-name="T175">day</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KeyWord"><text:span text:style-name="T175">completion</text:span></text:span><text:span text:style-name="_5f_OOoSQLSpecial"><text:span text:style-name="T175"> </text:span></text:span><text:span text:style-name="_5f_OOoSQLKeyWord"><text:span text:style-name="T175">preserve</text:span></text:span><text:span text:style-name="_5f_OOoSQLSpecial"><text:span text:style-name="T175"> </text:span></text:span><text:span text:style-name="_5f_OOoSQLKeyWord"><text:span text:style-name="T175">do</text:span></text:span></text:p>
        <text:p text:style-name="P20"><text:span text:style-name="_5f_OOoSQLSpecial"><text:span text:style-name="T175"><text:tab/></text:span></text:span><text:span text:style-name="_5f_OOoSQLKeyWord"><text:span text:style-name="T175">insert</text:span></text:span><text:span text:style-name="_5f_OOoSQLSpecial"><text:span text:style-name="T175"> </text:span></text:span><text:span text:style-name="_5f_OOoSQLKeyWord"><text:span text:style-name="T175">ignore</text:span></text:span><text:span text:style-name="_5f_OOoSQLSpecial"><text:span text:style-name="T175"> </text:span></text:span><text:span text:style-name="_5f_OOoSQLKeyWord"><text:span text:style-name="T175">into</text:span></text:span><text:span text:style-name="_5f_OOoSQLSpecial"><text:span text:style-name="T175"> </text:span></text:span><text:span text:style-name="_5f_OOoSQLIdent"><text:span text:style-name="T175">DA_TRASFERIRE_A</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span text:style-name="_5f_OOoSQLSpecial"><text:span text:style-name="T175">)</text:span></text:span></text:p>
        <text:p text:style-name="P20"><text:span text:style-name="_5f_OOoSQLSpecial"><text:span text:style-name="T175"><text:s text:c="4"/></text:span></text:span><text:span text:style-name="_5f_OOoSQLKeyWord"><text:span text:style-name="T175">select</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p>
        <text:p text:style-name="P20"><text:span text:style-name="_5f_OOoSQLSpecial"><text:span text:style-name="T175"><text:s text:c="4"/></text:span></text:span><text:span text:style-name="_5f_OOoSQLKeyWord"><text:span text:style-name="T175">from</text:span></text:span><text:span text:style-name="_5f_OOoSQLSpecial"><text:span text:style-name="T175"> </text:span></text:span><text:span text:style-name="_5f_OOoSQLIdent"><text:span text:style-name="T175">view_DipendentiDaTrasferirePeriodoScadutoConMansione</text:span></text:span><text:span text:style-name="_5f_OOoSQLSpecial"><text:span text:style-name="T175">;</text:span></text:span></text:p>
        <text:h text:style-name="P6" text:outline-level="2">Viste</text:h>
        <text:p text:style-name="P195">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text:span></text:span><text:span text:style-name="_5f_OOoSQLIdent"><text:span text:style-name="T183">view_D</text:span></text:span><text:span text:style-name="_5f_OOoSQLIdent"><text:span text:style-name="T175">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25"><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86">POSTAZIONE</text:span></text:span><text:span text:style-name="_5f_OOoSQLSpecial"><text:span text:style-name="T175">.</text:span></text:span><text:span text:style-name="_5f_OOoSQLIdent"><text:span text:style-name="T182">Codice</text:span></text:span><text:span text:style-name="_5f_OOoSQLIdent"><text:span text:style-name="T186">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86">UFFICIO_FISICO</text:span></text:span><text:span text:style-name="_5f_OOoSQLSpecial"><text:span text:style-name="T175">.</text:span></text:span><text:span text:style-name="_5f_OOoSQLIdent"><text:span text:style-name="T193">C</text:span></text:span><text:span text:style-name="_5f_OOoSQLIdent"><text:span text:style-name="T194">odice</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5">Mostrare e commentare le stored procedure che sono state realizzate per implementare la logica applicativa delle operazioni sui dati, evidenziando quando (e perché) sono state realizzate operazioni transazionali <text:soft-page-break/>complesse.</text:p>
        <text:p text:style-name="P22"><text:span text:style-name="_5f_OOoSQLComment"><text:span text:style-name="T175">-- op 1: Genera report indicante tutti i dipendenti, raggruppati per mansione, che devono essere trasferiti. <text:s/>(sola lettura)</text:span></text:span></text:p>
        <text:p text:style-name="P22"><text:span text:style-name="_5f_OOoSQLKeyWord"><text:span text:style-name="T175"/></text:span></text:p>
        <text:p text:style-name="P22"><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2"><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2"><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1"><text:span text:style-name="_5f_OOoSQLComment"><text:span text:style-name="T175">-- op 3-1. Passando dei valori null ai parametri è possibile trovare tutti gli uffici con postazione vuota a prescindere dalla mansione che svolgono</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trovaUfficiConPostazioneVuota`</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4"/>from </text:span></text:span><text:span text:style-name="_5f_OOoSQLIdent"><text:span text:style-name="T175">UFFICIO_FISICO</text:span></text:span><text:span text:style-name="_5f_OOoSQLKeyWord"><text:span text:style-name="T175"> </text:span></text:span></text:p>
        <text:p text:style-name="P21"><text:span text:style-name="_5f_OOoSQLKeyWord"><text:span text:style-name="T175"><text:tab/><text:tab/>join </text:span></text:span><text:span text:style-name="_5f_OOoSQLIdent"><text:span text:style-name="T175">POSTAZ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DIPENDENTE</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is null</text:span></text:span></text:p>
        <text:p text:style-name="P21"><text:span text:style-name="_5f_OOoSQLKeyWord"><text:span text:style-name="T175"><text:tab/><text:tab/>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alcolo bilancio"</text:span></text:span><text:span text:style-name="_5f_OOoSQLKeyWord"><text:span text:style-name="T175"> or </text:span></text:span><text:span text:style-name="_5f_OOoSQLIdent"><text:span text:style-name="T175">nomeMansion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s text:c="8"/>and </text:span></text:span><text:span text:style-name="_5f_OOoSQLSpecial"><text:span text:style-name="T175">(</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Literal"><text:span text:style-name="T175">"contabilità"</text:span></text:span><text:span text:style-name="_5f_OOoSQLKeyWord"><text:span text:style-name="T175"> or </text:span></text:span><text:span text:style-name="_5f_OOoSQLIdent"><text:span text:style-name="T175">nomeSettore</text:span></text:span><text:span text:style-name="_5f_OOoSQLKeyWord"><text:span text:style-name="T175"> is null</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op 4: Modifica la Mansione di un Dipendente.</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2"><text:span text:style-name="_5f_OOoSQLKeyWord"><text:span text:style-name="T175">END</text:span></text:span></text:p>
        <text:p text:style-name="P22"><text:soft-page-break/><text:span text:style-name="_5f_OOoSQLComment"><text:span text:style-name="T175"/></text:span></text:p>
        <text:p text:style-name="P22"><text:span text:style-name="_5f_OOoSQLComment"><text:span text:style-name="T175">-- op 5</text:span></text:span></text:p>
        <text:p text:style-name="P22"><text:span text:style-name="_5f_OOoSQLComment"><text:span text:style-name="T175"/></text:span></text:p>
        <text:p text:style-name="P22"><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2"><text:span text:style-name="_5f_OOoSQLKeyWord"><text:span text:style-name="T175">BEGIN</text:span></text:span></text:p>
        <text:p text:style-name="P22"><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2"><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2"><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2"><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op 6</text:span></text:span></text:p>
        <text:p text:style-name="P22"><text:span text:style-name="_5f_OOoSQLKeyWord"><text:span text:style-name="T175"/></text:span></text:p>
        <text:p text:style-name="P21"><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1"><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1"><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1"><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1"><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1"><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7</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ricercaPerNumeroTelefono`</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umTelefono</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as </text:span></text:span><text:span text:style-name="_5f_OOoSQLIdent"><text:span text:style-name="T175">CodiceUffici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as </text:span></text:span><text:span text:style-name="_5f_OOoSQLIdent"><text:span text:style-name="T175">Nome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as </text:span></text:span><text:span text:style-name="_5f_OOoSQLIdent"><text:span text:style-name="T175">Cognome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omeMansioneInTrasferimentoA</text:span></text:span><text:span text:style-name="_5f_OOoSQLSpecial"><text:span text:style-name="T175">,</text:span></text:span><text:span text:style-name="_5f_OOoSQLKeyWord"><text:span text:style-name="T175"> </text:span></text:span><text:soft-page-break/><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omeSettoreInTrasferimentoA</text:span></text:span></text:p>
        <text:p text:style-name="P21"><text:span text:style-name="_5f_OOoSQLKeyWord"><text:span text:style-name="T175"><text:s text:c="4"/>from </text:span></text:span><text:span text:style-name="_5f_OOoSQLIdent"><text:span text:style-name="T175">POSTAZIONE</text:span></text:span><text:span text:style-name="_5f_OOoSQLKeyWord"><text:span text:style-name="T175">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1"><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1"><text:span text:style-name="_5f_OOoSQLKeyWord"><text:span text:style-name="T175"><text:s text:c="8"/>left join </text:span></text:span><text:span text:style-name="_5f_OOoSQLIdent"><text:span text:style-name="T175">DIPENDENT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p>
        <text:p text:style-name="P21"><text:span text:style-name="_5f_OOoSQLKeyWord"><text:span text:style-name="T175"><text:s text:c="8"/>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1"><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9</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assumiDipendente`</text:span></text:span><text:span text:style-name="_5f_OOoSQLKeyWord"><text:span text:style-name="T175"> </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f</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luogoNascit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dataNascita</text:span></text:span><text:span text:style-name="_5f_OOoSQLKeyWord"><text:span text:style-name="T175"> date</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emailPersonal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indirizzoResidenza</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Mans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text:s text:c="4"/>in </text:span></text:span><text:span text:style-name="_5f_OOoSQLIdent"><text:span text:style-name="T175">nomeSettor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text:span></text:span><text:span text:style-name="_5f_OOoSQLComment"><text:span text:style-name="T175">-- on any error performs a rollback, then resignals to caller</text:span></text:span></text:p>
        <text:p text:style-name="P21"><text:span text:style-name="_5f_OOoSQLKeyWord"><text:span text:style-name="T175"><text:s text:c="4"/>declare exit handler for sqlexception</text:span></text:span></text:p>
        <text:p text:style-name="P21"><text:span text:style-name="_5f_OOoSQLKeyWord"><text:span text:style-name="T175"><text:s text:c="4"/>begin</text:span></text:span></text:p>
        <text:p text:style-name="P21"><text:span text:style-name="_5f_OOoSQLKeyWord"><text:span text:style-name="T175"><text:tab/><text:tab/>rollback</text:span></text:span><text:span text:style-name="_5f_OOoSQLSpecial"><text:span text:style-name="T175">;</text:span></text:span></text:p>
        <text:p text:style-name="P21"><text:span text:style-name="_5f_OOoSQLKeyWord"><text:span text:style-name="T175"><text:s text:c="8"/>resignal</text:span></text:span><text:span text:style-name="_5f_OOoSQLSpecial"><text:span text:style-name="T175">;</text:span></text:span></text:p>
        <text:p text:style-name="P21"><text:span text:style-name="_5f_OOoSQLKeyWord"><text:span text:style-name="T175"><text:tab/>end</text:span></text:span><text:span text:style-name="_5f_OOoSQLSpecial"><text:span text:style-name="T175">;</text:span></text:span></text:p>
        <text:p text:style-name="P21"><text:span text:style-name="_5f_OOoSQLKeyWord"><text:span text:style-name="T175"><text:s text:c="4"/></text:span></text:span><text:span text:style-name="_5f_OOoSQLComment"><text:span text:style-name="T175">-- performs op 9 atomically</text:span></text:span></text:p>
        <text:p text:style-name="P21"><text:span text:style-name="_5f_OOoSQLKeyWord"><text:span text:style-name="T175"><text:s text:c="4"/>start transaction</text:span></text:span><text:span text:style-name="_5f_OOoSQLSpecial"><text:span text:style-name="T175">;</text:span></text:span></text:p>
        <text:p text:style-name="P21"><text:span text:style-name="_5f_OOoSQLKeyWord"><text:span text:style-name="T175"><text:s text:c="4"/>insert into </text:span></text:span><text:span text:style-name="_5f_OOoSQLIdent"><text:span text:style-name="T175">DIPENDENTE</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cognom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luogoNascita</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dataNascita</text:span></text:span><text:span text:style-name="_5f_OOoSQLSpecial"><text:span text:style-name="T175">,</text:span></text:span></text:p>
        <text:p text:style-name="P21"><text:soft-page-break/><text:span text:style-name="_5f_OOoSQLKeyWord"><text:span text:style-name="T175"><text:s text:c="12"/></text:span></text:span><text:span text:style-name="_5f_OOoSQLIdent"><text:span text:style-name="T175">emailPersonal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indirizzoResidenza</text:span></text:span><text:span text:style-name="_5f_OOoSQLSpecial"><text:span text:style-name="T175">,</text:span></text:span></text:p>
        <text:p text:style-name="P21"><text:span text:style-name="_5f_OOoSQLKeyWord"><text:span text:style-name="T175"><text:s text:c="12"/>null</text:span></text:span><text:span text:style-name="_5f_OOoSQLSpecial"><text:span text:style-name="T175">,</text:span></text:span></text:p>
        <text:p text:style-name="P21"><text:span text:style-name="_5f_OOoSQLKeyWord"><text:span text:style-name="T175"><text:s text:c="12"/>null</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tab/>insert into </text:span></text:span><text:span text:style-name="_5f_OOoSQLIdent"><text:span text:style-name="T175">DA_TRASFERIRE_A</text:span></text:span></text:p>
        <text:p text:style-name="P21"><text:span text:style-name="_5f_OOoSQLKeyWord"><text:span text:style-name="T175"><text:tab/><text:tab/>values </text:span></text:span><text:span text:style-name="_5f_OOoSQLSpecial"><text:span text:style-name="T175">(</text:span></text:span></text:p>
        <text:p text:style-name="P21"><text:span text:style-name="_5f_OOoSQLKeyWord"><text:span text:style-name="T175"><text:tab/><text:tab/><text:tab/></text:span></text:span><text:span text:style-name="_5f_OOoSQLIdent"><text:span text:style-name="T175">cf</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Mansione</text:span></text:span><text:span text:style-name="_5f_OOoSQLSpecial"><text:span text:style-name="T175">,</text:span></text:span></text:p>
        <text:p text:style-name="P21"><text:span text:style-name="_5f_OOoSQLKeyWord"><text:span text:style-name="T175"><text:s text:c="12"/></text:span></text:span><text:span text:style-name="_5f_OOoSQLIdent"><text:span text:style-name="T175">nomeSettore</text:span></text:span></text:p>
        <text:p text:style-name="P21"><text:span text:style-name="_5f_OOoSQLKeyWord"><text:span text:style-name="T175"><text:s text:c="8"/></text:span></text:span><text:span text:style-name="_5f_OOoSQLSpecial"><text:span text:style-name="T175">);</text:span></text:span></text:p>
        <text:p text:style-name="P21"><text:span text:style-name="_5f_OOoSQLKeyWord"><text:span text:style-name="T175"><text:s text:c="4"/>commit</text:span></text:span><text:span text:style-name="_5f_OOoSQLSpecial"><text:span text:style-name="T175">;</text:span></text:span></text:p>
        <text:p text:style-name="P21"><text:span text:style-name="_5f_OOoSQLKeyWord"><text:span text:style-name="T175">END</text:span></text:span></text:p>
        <text:p text:style-name="P22"><text:span text:style-name="_5f_OOoSQLComment"><text:span text:style-name="T175"/></text:span></text:p>
        <text:p text:style-name="P22"><text:span text:style-name="_5f_OOoSQLComment"><text:span text:style-name="T175">-- controlla che il formato e-mail sia valido, altrimenti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2"><text:span text:style-name="_5f_OOoSQLKeyWord"><text:span text:style-name="T175"><text:tab/><text:tab/>then signal sqlstate </text:span></text:span><text:span text:style-name="_5f_OOoSQLLiteral"><text:span text:style-name="T175">'45001'</text:span></text:span></text:p>
        <text:p text:style-name="P22"><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2"><text:span text:style-name="_5f_OOoSQLKeyWord"><text:span text:style-name="T175"><text:s text:c="4"/>end if</text:span></text:span><text:span text:style-name="_5f_OOoSQLSpecial"><text:span text:style-name="T175">;</text:span></text:span></text:p>
        <text:p text:style-name="P22"><text:span text:style-name="_5f_OOoSQLKeyWord"><text:span text:style-name="T175">END</text:span></text:span></text:p>
        <text:p text:style-name="P22"><text:span text:style-name="_5f_OOoSQLKeyWord"><text:span text:style-name="T175"/></text:span></text:p>
        <text:p text:style-name="P22"><text:span text:style-name="_5f_OOoSQLComment"><text:span text:style-name="T175">-- controlla se un dipendente registrato come assegnato a una postazione risulti prima come trasferito a tale postazione. Nel caso non lo sia invia un segnale di errore.</text:span></text:span></text:p>
        <text:p text:style-name="P22"><text:span text:style-name="_5f_OOoSQLKeyWord"><text:span text:style-name="T175"/></text:span></text:p>
        <text:p text:style-name="P22"><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2"><text:span text:style-name="_5f_OOoSQLKeyWord"><text:span text:style-name="T175">BEGIN</text:span></text:span></text:p>
        <text:p text:style-name="P22"><text:span text:style-name="_5f_OOoSQLKeyWord"><text:span text:style-name="T175"><text:s text:c="4"/>if </text:span></text:span><text:span text:style-name="_5f_OOoSQLSpecial"><text:span text:style-name="T175">(</text:span></text:span><text:span text:style-name="_5f_OOoSQLIdent"><text:span text:style-name="T175">numTelefonicoEsternoPostazione</text:span></text:span><text:span text:style-name="_5f_OOoSQLKeyWord"><text:span text:style-name="T175"> is null and </text:span></text:span><text:span text:style-name="_5f_OOoSQLIdent"><text:span text:style-name="T175">dataUltimoTrasferimento</text:span></text:span><text:span text:style-name="_5f_OOoSQLKeyWord"><text:span text:style-name="T175"> is not null</text:span></text:span><text:span text:style-name="_5f_OOoSQLSpecial"><text:span text:style-name="T175">)</text:span></text:span><text:span text:style-name="_5f_OOoSQLKeyWord"><text:span text:style-name="T175"> or </text:span></text:span><text:span text:style-name="_5f_OOoSQLSpecial"><text:span text:style-name="T175">(</text:span></text:span><text:span text:style-name="_5f_OOoSQLIdent"><text:span text:style-name="T175">numTelefonicoEsternoPostazione</text:span></text:span><text:span text:style-name="_5f_OOoSQLKeyWord"><text:span text:style-name="T175"> is not null and </text:span></text:span><text:span text:style-name="_5f_OOoSQLIdent"><text:span text:style-name="T175">dataUltimoTrasferimento</text:span></text:span><text:span text:style-name="_5f_OOoSQLKeyWord"><text:span text:style-name="T175"> is null</text:span></text:span><text:span text:style-name="_5f_OOoSQLSpecial"><text:span text:style-name="T175">)</text:span></text:span></text:p>
        <text:p text:style-name="P22"><text:span text:style-name="_5f_OOoSQLKeyWord"><text:span text:style-name="T175"><text:tab/><text:tab/>then signal sqlstate </text:span></text:span><text:span text:style-name="_5f_OOoSQLLiteral"><text:span text:style-name="T175">'45002'</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NumTelefonicoEsternoPostazione and DataUltimoTrasferimento must be both null or both not null"</text:span></text:span><text:span text:style-name="_5f_OOoSQLSpecial"><text:span text:style-name="T175">;</text:span></text:span></text:p>
        <text:p text:style-name="P22"><text:soft-page-break/><text:span text:style-name="_5f_OOoSQLKeyWord"><text:span text:style-name="T175"><text:tab/>elseif </text:span></text:span><text:span text:style-name="_5f_OOoSQLIdent"><text:span text:style-name="T175">numTelefonicoEsternoPostazione</text:span></text:span><text:span text:style-name="_5f_OOoSQLKeyWord"><text:span text:style-name="T175"> is not null </text:span></text:span></text:p>
        <text:p text:style-name="P22"><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2"><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2"><text:span text:style-name="_5f_OOoSQLKeyWord"><text:span text:style-name="T175"><text:tab/><text:tab/>then signal sqlstate </text:span></text:span><text:span text:style-name="_5f_OOoSQLLiteral"><text:span text:style-name="T175">'45003'</text:span></text:span></text:p>
        <text:p text:style-name="P22"><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2"><text:span text:style-name="_5f_OOoSQLKeyWord"><text:span text:style-name="T175"><text:tab/>end if</text:span></text:span><text:span text:style-name="_5f_OOoSQLSpecial"><text:span text:style-name="T175">;</text:span></text:span></text:p>
        <text:p text:style-name="P22"><text:span text:style-name="_5f_OOoSQLKeyWord"><text:span text:style-name="T175">END</text:span></text:span></text:p>
        <text:h text:style-name="P212"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3"><text:span text:style-name="_5f_OOoSQLSpecial"><text:span text:style-name="T195"><text:s text:c="2"/></text:span></text:span><text:span text:style-name="_5f_OOoSQLIdent"><text:span text:style-name="T189">C</text:span></text:span><text:span text:style-name="_5f_OOoSQLIdent"><text:span text:style-name="T190">odice</text:span></text:span><text:span text:style-name="_5f_OOoSQLSpecial"><text:span text:style-name="T195"> </text:span></text:span><text:span text:style-name="_5f_OOoSQLKeyWord"><text:span text:style-name="T198">v</text:span></text:span><text:span text:style-name="_5f_OOoSQLKeyWord"><text:span text:style-name="T199">archar</text:span></text:span><text:span text:style-name="_5f_OOoSQLSpecial"><text:span text:style-name="T199">(</text:span></text:span><text:span text:style-name="_5f_OOoSQLLiteral"><text:span text:style-name="T199">45</text:span></text:span><text:span text:style-name="_5f_OOoSQLSpecial"><text:span text:style-name="T199">)</text:span></text:span><text:span text:style-name="_5f_OOoSQLSpecial"><text:span text:style-name="T195">,</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3"><text:span text:style-name="_5f_OOoSQLSpecial"><text:span text:style-name="T195"><text:s text:c="2"/></text:span></text:span><text:span text:style-name="_5f_OOoSQLIdent"><text:span text:style-name="T191">Codice</text:span></text:span><text:span text:style-name="_5f_OOoSQLSpecial"><text:span text:style-name="T195"> </text:span></text:span><text:span text:style-name="_5f_OOoSQLKeyWord"><text:span text:style-name="T198">v</text:span></text:span><text:span text:style-name="_5f_OOoSQLKeyWord"><text:span text:style-name="T200">archar</text:span></text:span><text:span text:style-name="_5f_OOoSQLSpecial"><text:span text:style-name="T200">(</text:span></text:span><text:span text:style-name="_5f_OOoSQLLiteral"><text:span text:style-name="T200">45</text:span></text:span><text:span text:style-name="_5f_OOoSQLSpecial"><text:span text:style-name="T200">)</text:span></text:span><text:span text:style-name="_5f_OOoSQLSpecial"><text:span text:style-name="T195"> </text:span></text:span><text:span text:style-name="_5f_OOoSQLKeyWord"><text:span text:style-name="T195">not</text:span></text:span><text:span text:style-name="_5f_OOoSQLSpecial"><text:span text:style-name="T195"> </text:span></text:span><text:span text:style-name="_5f_OOoSQLKeyWord"><text:span text:style-name="T195">null</text:span></text:span><text:span text:style-name="_5f_OOoSQLSpecial"><text:span text:style-name="T195">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3"><text:span text:style-name="_5f_OOoSQLSpecial"><text:span text:style-name="T195"><text:tab/></text:span></text:span><text:span text:style-name="_5f_OOoSQLKeyWord"><text:span text:style-name="T195">add</text:span></text:span><text:span text:style-name="_5f_OOoSQLSpecial"><text:span text:style-name="T195"> </text:span></text:span><text:span text:style-name="_5f_OOoSQLKeyWord"><text:span text:style-name="T195">constraint</text:span></text:span><text:span text:style-name="_5f_OOoSQLSpecial"><text:span text:style-name="T195"> </text:span></text:span><text:span text:style-name="_5f_OOoSQLIdent"><text:span text:style-name="T187">NumTelInt_Uff_UNIQUE</text:span></text:span><text:span text:style-name="_5f_OOoSQLSpecial"><text:span text:style-name="T195"> </text:span></text:span><text:span text:style-name="_5f_OOoSQLKeyWord"><text:span text:style-name="T195">unique</text:span></text:span><text:span text:style-name="_5f_OOoSQLSpecial"><text:span text:style-name="T195"> (</text:span></text:span><text:span text:style-name="_5f_OOoSQLIdent"><text:span text:style-name="T187">NumTelefonicoInterno</text:span></text:span><text:span text:style-name="_5f_OOoSQLSpecial"><text:span text:style-name="T195">, </text:span></text:span><text:span text:style-name="_5f_OOoSQLIdent"><text:span text:style-name="T189">C</text:span></text:span><text:span text:style-name="_5f_OOoSQLIdent"><text:span text:style-name="T191">odice</text:span></text:span><text:span text:style-name="_5f_OOoSQLSpecial"><text:span text:style-name="T195">, </text:span></text:span><text:span text:style-name="_5f_OOoSQLIdent"><text:span text:style-name="T187">NumPiano</text:span></text:span><text:span text:style-name="_5f_OOoSQLSpecial"><text:span text:style-name="T195">, </text:span></text:span><text:span text:style-name="_5f_OOoSQLIdent"><text:span text:style-name="T187">IndirizzoEdificio</text:span></text:span><text:span text:style-name="_5f_OOoSQLSpecial"><text:span text:style-name="T195">);</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6"><text:span text:style-name="_5f_OOoSQLLiteral"><text:span text:style-name="T197"><text:s text:c="4"/></text:span></text:span><text:span text:style-name="_5f_OOoSQLKeyWord"><text:span text:style-name="T197">foreign</text:span></text:span><text:span text:style-name="_5f_OOoSQLLiteral"><text:span text:style-name="T197"> </text:span></text:span><text:span text:style-name="_5f_OOoSQLKeyWord"><text:span text:style-name="T197">key</text:span></text:span><text:span text:style-name="_5f_OOoSQLLiteral"><text:span text:style-name="T197"> </text:span></text:span><text:span text:style-name="_5f_OOoSQLSpecial"><text:span text:style-name="T197">(</text:span></text:span><text:span text:style-name="_5f_OOoSQLIdent"><text:span text:style-name="T196">Codice</text:span></text:span><text:span text:style-name="_5f_OOoSQLIdent"><text:span text:style-name="T188">Ufficio</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span text:style-name="_5f_OOoSQLLiteral"><text:span text:style-name="T197"> </text:span></text:span><text:span text:style-name="_5f_OOoSQLKeyWord"><text:span text:style-name="T197">references</text:span></text:span><text:span text:style-name="_5f_OOoSQLLiteral"><text:span text:style-name="T197"> </text:span></text:span><text:span text:style-name="_5f_OOoSQLIdent"><text:span text:style-name="T188">UFFICIO_FISICO</text:span></text:span><text:span text:style-name="_5f_OOoSQLLiteral"><text:span text:style-name="T197"> </text:span></text:span><text:span text:style-name="_5f_OOoSQLSpecial"><text:span text:style-name="T197">(</text:span></text:span><text:span text:style-name="_5f_OOoSQLIdent"><text:span text:style-name="T192">C</text:span></text:span><text:span text:style-name="_5f_OOoSQLIdent"><text:span text:style-name="T191">odice</text:span></text:span><text:span text:style-name="_5f_OOoSQLSpecial"><text:span text:style-name="T197">,</text:span></text:span><text:span text:style-name="_5f_OOoSQLLiteral"><text:span text:style-name="T197"> </text:span></text:span><text:span text:style-name="_5f_OOoSQLIdent"><text:span text:style-name="T188">NumPiano</text:span></text:span><text:span text:style-name="_5f_OOoSQLSpecial"><text:span text:style-name="T197">,</text:span></text:span><text:span text:style-name="_5f_OOoSQLLiteral"><text:span text:style-name="T197"> </text:span></text:span><text:span text:style-name="_5f_OOoSQLIdent"><text:span text:style-name="T188">IndirizzoEdificio</text:span></text:span><text:span text:style-name="_5f_OOoSQLSpecial"><text:span text:style-name="T197">)</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8">se occupata, per rimuovere la postazione è necessario prima trasferire il dipendente che la occupa.</text:span></text:span></text:p>
        <text:h text:style-name="P6" text:outline-level="2">Codice del Front-End</text:h>
        <text:p text:style-name="P195">Riportare (correttamente formattato) il codice C del thin client realizzato per interagire con la base di dati.</text:p>
        <text:p text:style-name="P10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7"><draw:text-box fo:min-height="0.041cm" fo:min-width="0.041cm"><text:p text:style-name="MP3"><text:span text:style-name="page_20_number"><text:span text:style-name="MT4"><text:page-number text:select-page="current">36</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8T14:54:24.035474207</dc:date>
    <meta:editing-duration>P1DT18H19M28S</meta:editing-duration>
    <meta:generator>LibreOffice/6.3.6.2$Linux_X86_64 LibreOffice_project/30$Build-2</meta:generator>
    <meta:editing-cycles>202</meta:editing-cycles>
    <meta:document-statistic meta:table-count="25" meta:image-count="8" meta:object-count="20" meta:page-count="36" meta:paragraph-count="905" meta:word-count="6118" meta:character-count="45704" meta:non-whitespace-character-count="39856"/>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